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f34" officeooo:paragraph-rsid="001e6f34"/>
    </style:style>
    <style:style style:name="P2" style:family="paragraph" style:parent-style-name="Standard">
      <style:text-properties officeooo:rsid="001e6f34" officeooo:paragraph-rsid="00224d64"/>
    </style:style>
    <style:style style:name="P3" style:family="paragraph" style:parent-style-name="Standard">
      <style:text-properties officeooo:rsid="001e6f34" officeooo:paragraph-rsid="001ea325"/>
    </style:style>
    <style:style style:name="P4" style:family="paragraph" style:parent-style-name="Standard">
      <style:text-properties officeooo:rsid="001e6f34" officeooo:paragraph-rsid="0032f519"/>
    </style:style>
    <style:style style:name="P5" style:family="paragraph" style:parent-style-name="Standard">
      <style:text-properties officeooo:paragraph-rsid="001e6f34"/>
    </style:style>
    <style:style style:name="P6" style:family="paragraph" style:parent-style-name="Standard">
      <style:text-properties officeooo:rsid="001ea325" officeooo:paragraph-rsid="001ea325"/>
    </style:style>
    <style:style style:name="P7" style:family="paragraph" style:parent-style-name="Standard">
      <style:text-properties fo:font-weight="normal" officeooo:rsid="001ea325" officeooo:paragraph-rsid="001ea325" style:font-weight-asian="normal" style:font-weight-complex="normal"/>
    </style:style>
    <style:style style:name="P8" style:family="paragraph" style:parent-style-name="Standard">
      <style:text-properties fo:font-weight="normal" officeooo:rsid="001ea325" officeooo:paragraph-rsid="001f4d5a" style:font-weight-asian="normal" style:font-weight-complex="normal"/>
    </style:style>
    <style:style style:name="P9" style:family="paragraph" style:parent-style-name="Standard">
      <style:text-properties fo:font-weight="normal" officeooo:rsid="003c54f5" officeooo:paragraph-rsid="003c54f5" style:font-weight-asian="normal" style:font-weight-complex="normal"/>
    </style:style>
    <style:style style:name="P10" style:family="paragraph" style:parent-style-name="Standard">
      <style:text-properties officeooo:paragraph-rsid="001ea325"/>
    </style:style>
    <style:style style:name="P11" style:family="paragraph" style:parent-style-name="Standard">
      <style:text-properties officeooo:rsid="001f4d5a" officeooo:paragraph-rsid="001f4d5a"/>
    </style:style>
    <style:style style:name="P12" style:family="paragraph" style:parent-style-name="Standard">
      <style:text-properties officeooo:paragraph-rsid="001f4d5a"/>
    </style:style>
    <style:style style:name="P13" style:family="paragraph" style:parent-style-name="Standard">
      <style:text-properties officeooo:rsid="0021f5e3" officeooo:paragraph-rsid="0021f5e3"/>
    </style:style>
    <style:style style:name="P14" style:family="paragraph" style:parent-style-name="Standard">
      <style:text-properties officeooo:rsid="00224d64" officeooo:paragraph-rsid="00224d64"/>
    </style:style>
    <style:style style:name="P15" style:family="paragraph" style:parent-style-name="Standard">
      <style:text-properties officeooo:rsid="00224d64" officeooo:paragraph-rsid="0024027b"/>
    </style:style>
    <style:style style:name="P16" style:family="paragraph" style:parent-style-name="Standard">
      <style:text-properties officeooo:rsid="0024027b" officeooo:paragraph-rsid="0024027b"/>
    </style:style>
    <style:style style:name="P17" style:family="paragraph" style:parent-style-name="Standard">
      <style:text-properties officeooo:paragraph-rsid="0024027b"/>
    </style:style>
    <style:style style:name="P18" style:family="paragraph" style:parent-style-name="Standard">
      <style:text-properties officeooo:rsid="0024ce56" officeooo:paragraph-rsid="0024ce56"/>
    </style:style>
    <style:style style:name="P19" style:family="paragraph" style:parent-style-name="Standard">
      <style:text-properties officeooo:rsid="0024ce56" officeooo:paragraph-rsid="0026c03f"/>
    </style:style>
    <style:style style:name="P20" style:family="paragraph" style:parent-style-name="Standard">
      <style:text-properties officeooo:rsid="0024ce56" officeooo:paragraph-rsid="00282351"/>
    </style:style>
    <style:style style:name="P21" style:family="paragraph" style:parent-style-name="Standard">
      <style:text-properties officeooo:rsid="00282351" officeooo:paragraph-rsid="00282351"/>
    </style:style>
    <style:style style:name="P22" style:family="paragraph" style:parent-style-name="Standard">
      <style:text-properties officeooo:rsid="0029cb68" officeooo:paragraph-rsid="0029cb68"/>
    </style:style>
    <style:style style:name="P23" style:family="paragraph" style:parent-style-name="Standard">
      <style:text-properties officeooo:rsid="0029cb68" officeooo:paragraph-rsid="002ed8aa"/>
    </style:style>
    <style:style style:name="P24" style:family="paragraph" style:parent-style-name="Standard">
      <style:text-properties officeooo:rsid="0029cb68" officeooo:paragraph-rsid="003658ca"/>
    </style:style>
    <style:style style:name="P25" style:family="paragraph" style:parent-style-name="Standard">
      <style:text-properties officeooo:rsid="0029cb68" officeooo:paragraph-rsid="0037dafb"/>
    </style:style>
    <style:style style:name="P26" style:family="paragraph" style:parent-style-name="Standard">
      <style:text-properties officeooo:rsid="0029cb68" officeooo:paragraph-rsid="0038f1fc"/>
    </style:style>
    <style:style style:name="P27" style:family="paragraph" style:parent-style-name="Standard">
      <style:text-properties officeooo:rsid="0029cb68" officeooo:paragraph-rsid="0042a1ab"/>
    </style:style>
    <style:style style:name="P28" style:family="paragraph" style:parent-style-name="Standard">
      <style:text-properties officeooo:rsid="0029cb68" officeooo:paragraph-rsid="004466c8"/>
    </style:style>
    <style:style style:name="P29" style:family="paragraph" style:parent-style-name="Standard">
      <style:text-properties officeooo:rsid="0029cb68" officeooo:paragraph-rsid="0046cd47"/>
    </style:style>
    <style:style style:name="P30" style:family="paragraph" style:parent-style-name="Standard">
      <style:text-properties officeooo:rsid="0029cb68" officeooo:paragraph-rsid="00502fe3"/>
    </style:style>
    <style:style style:name="P31" style:family="paragraph" style:parent-style-name="Standard">
      <style:text-properties officeooo:paragraph-rsid="0029cb68"/>
    </style:style>
    <style:style style:name="P32" style:family="paragraph" style:parent-style-name="Standard">
      <style:text-properties officeooo:rsid="002b8b67" officeooo:paragraph-rsid="002d50b0"/>
    </style:style>
    <style:style style:name="P33" style:family="paragraph" style:parent-style-name="Standard">
      <style:text-properties officeooo:paragraph-rsid="002ed8aa"/>
    </style:style>
    <style:style style:name="P3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ea325" officeooo:paragraph-rsid="001ea325" style:font-size-asian="10pt" style:font-style-asian="normal" style:font-weight-asian="normal" style:text-emphasize="none"/>
    </style:style>
    <style:style style:name="P3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4027b" officeooo:paragraph-rsid="0024027b" style:font-size-asian="10pt" style:font-style-asian="normal" style:font-weight-asian="normal" style:text-emphasize="none"/>
    </style:style>
    <style:style style:name="P3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9cb68" style:font-size-asian="10pt" style:font-style-asian="normal" style:font-weight-asian="normal" style:text-emphasize="none"/>
    </style:style>
    <style:style style:name="P3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ed8aa" style:font-size-asian="10pt" style:font-style-asian="normal" style:font-weight-asian="normal" style:text-emphasize="none"/>
    </style:style>
    <style:style style:name="P38" style:family="paragraph" style:parent-style-name="Standard">
      <style:text-properties officeooo:rsid="0032f519" officeooo:paragraph-rsid="0032f519"/>
    </style:style>
    <style:style style:name="P39" style:family="paragraph" style:parent-style-name="Standard">
      <style:text-properties officeooo:rsid="0034d61f" officeooo:paragraph-rsid="0034d61f"/>
    </style:style>
    <style:style style:name="P40" style:family="paragraph" style:parent-style-name="Standard">
      <style:text-properties officeooo:rsid="0035fff8" officeooo:paragraph-rsid="0035fff8"/>
    </style:style>
    <style:style style:name="P41" style:family="paragraph" style:parent-style-name="Standard">
      <style:text-properties officeooo:paragraph-rsid="0035fff8"/>
    </style:style>
    <style:style style:name="P42" style:family="paragraph" style:parent-style-name="Standard">
      <style:text-properties officeooo:rsid="003658ca" officeooo:paragraph-rsid="003658ca"/>
    </style:style>
    <style:style style:name="P43" style:family="paragraph" style:parent-style-name="Standard">
      <style:text-properties officeooo:rsid="003658ca" officeooo:paragraph-rsid="0037dafb"/>
    </style:style>
    <style:style style:name="P44" style:family="paragraph" style:parent-style-name="Standard">
      <style:text-properties officeooo:paragraph-rsid="003658ca"/>
    </style:style>
    <style:style style:name="P45" style:family="paragraph" style:parent-style-name="Standard">
      <style:text-properties officeooo:paragraph-rsid="0037dafb"/>
    </style:style>
    <style:style style:name="P46" style:family="paragraph" style:parent-style-name="Standard">
      <style:text-properties officeooo:rsid="0038f1fc" officeooo:paragraph-rsid="0038f1fc"/>
    </style:style>
    <style:style style:name="P47" style:family="paragraph" style:parent-style-name="Standard">
      <style:text-properties officeooo:paragraph-rsid="0038f1fc"/>
    </style:style>
    <style:style style:name="P48" style:family="paragraph" style:parent-style-name="Standard">
      <style:text-properties officeooo:rsid="003a749a" officeooo:paragraph-rsid="003a749a"/>
    </style:style>
    <style:style style:name="P49" style:family="paragraph" style:parent-style-name="Standard">
      <style:text-properties officeooo:rsid="003c54f5" officeooo:paragraph-rsid="003c54f5"/>
    </style:style>
    <style:style style:name="P50" style:family="paragraph" style:parent-style-name="Standard">
      <style:text-properties officeooo:paragraph-rsid="003c54f5"/>
    </style:style>
    <style:style style:name="P51" style:family="paragraph" style:parent-style-name="Standard">
      <style:text-properties officeooo:rsid="003ddae2" officeooo:paragraph-rsid="003ddae2"/>
    </style:style>
    <style:style style:name="P52" style:family="paragraph" style:parent-style-name="Standard">
      <style:text-properties officeooo:rsid="003ddae2" officeooo:paragraph-rsid="003f03ec"/>
    </style:style>
    <style:style style:name="P53" style:family="paragraph" style:parent-style-name="Standard">
      <style:text-properties officeooo:paragraph-rsid="003f03ec"/>
    </style:style>
    <style:style style:name="P54" style:family="paragraph" style:parent-style-name="Standard">
      <style:text-properties officeooo:rsid="003f03ec" officeooo:paragraph-rsid="003f03ec"/>
    </style:style>
    <style:style style:name="P55" style:family="paragraph" style:parent-style-name="Standard">
      <style:text-properties officeooo:rsid="003f03ec" officeooo:paragraph-rsid="0043165b"/>
    </style:style>
    <style:style style:name="P56" style:family="paragraph" style:parent-style-name="Standard">
      <style:text-properties officeooo:rsid="0042a1ab" officeooo:paragraph-rsid="0042a1ab"/>
    </style:style>
    <style:style style:name="P57" style:family="paragraph" style:parent-style-name="Standard">
      <style:text-properties officeooo:paragraph-rsid="0042a1ab"/>
    </style:style>
    <style:style style:name="P58" style:family="paragraph" style:parent-style-name="Standard">
      <style:text-properties officeooo:rsid="0043165b" officeooo:paragraph-rsid="0043165b"/>
    </style:style>
    <style:style style:name="P59" style:family="paragraph" style:parent-style-name="Standard">
      <style:text-properties officeooo:paragraph-rsid="0043165b"/>
    </style:style>
    <style:style style:name="P60" style:family="paragraph" style:parent-style-name="Standard">
      <style:text-properties officeooo:rsid="00452840" officeooo:paragraph-rsid="00452840"/>
    </style:style>
    <style:style style:name="P61" style:family="paragraph" style:parent-style-name="Standard">
      <style:text-properties officeooo:rsid="00452840" officeooo:paragraph-rsid="00458518"/>
    </style:style>
    <style:style style:name="P62" style:family="paragraph" style:parent-style-name="Standard">
      <style:text-properties officeooo:rsid="00458518" officeooo:paragraph-rsid="00458518"/>
    </style:style>
    <style:style style:name="P63" style:family="paragraph" style:parent-style-name="Standard">
      <style:text-properties officeooo:paragraph-rsid="00458518"/>
    </style:style>
    <style:style style:name="P64" style:family="paragraph" style:parent-style-name="Standard">
      <style:text-properties officeooo:rsid="0046cd47" officeooo:paragraph-rsid="0046cd47"/>
    </style:style>
    <style:style style:name="P65" style:family="paragraph" style:parent-style-name="Standard">
      <style:text-properties officeooo:rsid="0047f57c" officeooo:paragraph-rsid="0047f57c"/>
    </style:style>
    <style:style style:name="P66" style:family="paragraph" style:parent-style-name="Standard">
      <style:text-properties officeooo:paragraph-rsid="0047f57c"/>
    </style:style>
    <style:style style:name="P67" style:family="paragraph" style:parent-style-name="Standard">
      <style:text-properties officeooo:rsid="0049af9e" officeooo:paragraph-rsid="0049af9e"/>
    </style:style>
    <style:style style:name="P68" style:family="paragraph" style:parent-style-name="Standard">
      <style:text-properties officeooo:rsid="0049af9e" officeooo:paragraph-rsid="004f2b68"/>
    </style:style>
    <style:style style:name="P69" style:family="paragraph" style:parent-style-name="Standard">
      <style:text-properties officeooo:rsid="004b33ca" officeooo:paragraph-rsid="004b33ca"/>
    </style:style>
    <style:style style:name="P70" style:family="paragraph" style:parent-style-name="Standard">
      <style:text-properties officeooo:rsid="004bf072" officeooo:paragraph-rsid="004bf072"/>
    </style:style>
    <style:style style:name="P71" style:family="paragraph" style:parent-style-name="Standard">
      <style:text-properties officeooo:paragraph-rsid="004bf072"/>
    </style:style>
    <style:style style:name="P72" style:family="paragraph" style:parent-style-name="Standard">
      <style:text-properties officeooo:rsid="004d1c65" officeooo:paragraph-rsid="004d1c65"/>
    </style:style>
    <style:style style:name="P73" style:family="paragraph" style:parent-style-name="Standard">
      <style:text-properties officeooo:paragraph-rsid="004d1c65"/>
    </style:style>
    <style:style style:name="P74" style:family="paragraph" style:parent-style-name="Standard">
      <style:text-properties officeooo:rsid="00501e47" officeooo:paragraph-rsid="00501e47"/>
    </style:style>
    <style:style style:name="P75" style:family="paragraph" style:parent-style-name="Standard">
      <style:text-properties officeooo:paragraph-rsid="00501e47"/>
    </style:style>
    <style:style style:name="P76" style:family="paragraph" style:parent-style-name="Standard">
      <style:text-properties officeooo:rsid="00511a7e" officeooo:paragraph-rsid="00511a7e"/>
    </style:style>
    <style:style style:name="P7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658ca" style:font-size-asian="12pt" style:font-style-asian="normal" style:font-weight-asian="normal" style:font-size-complex="12pt" style:font-weight-complex="normal" style:text-emphasize="none"/>
    </style:style>
    <style:style style:name="P7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7dafb" style:font-size-asian="12pt" style:font-style-asian="normal" style:font-weight-asian="normal" style:font-size-complex="12pt" style:font-weight-complex="normal" style:text-emphasize="none"/>
    </style:style>
    <style:style style:name="P7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43165b" style:font-size-asian="12pt" style:font-style-asian="normal" style:font-weight-asian="normal" style:font-size-complex="12pt" style:font-weight-complex="normal" style:text-emphasize="none"/>
    </style:style>
    <style:style style:name="P8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9cb68" officeooo:paragraph-rsid="0042a1ab" style:font-size-asian="12pt" style:font-style-asian="normal" style:font-weight-asian="normal" style:font-size-complex="12pt" style:font-weight-complex="normal" style:text-emphasize="none"/>
    </style:style>
    <style:style style:name="P8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4466c8" officeooo:paragraph-rsid="004466c8" style:font-size-asian="12pt" style:font-style-asian="normal" style:font-weight-asian="normal" style:font-size-complex="12pt" style:font-weight-complex="normal" style:text-emphasize="none"/>
    </style:style>
    <style:style style:name="P82"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658ca" officeooo:paragraph-rsid="0037dafb" style:font-size-asian="12pt" style:font-style-asian="normal" style:font-weight-asian="bold" style:font-size-complex="12pt" style:font-weight-complex="bold" style:text-emphasize="none"/>
    </style:style>
    <style:style style:name="P83" style:family="paragraph" style:parent-style-name="Standard">
      <style:text-properties officeooo:rsid="001e6f34" officeooo:paragraph-rsid="001e6f34"/>
    </style:style>
    <style:style style:name="P84" style:family="paragraph" style:parent-style-name="Standard">
      <style:text-properties officeooo:rsid="005140c9" officeooo:paragraph-rsid="005140c9"/>
    </style:style>
    <style:style style:name="T1" style:family="text">
      <style:text-properties officeooo:rsid="001e6f34"/>
    </style:style>
    <style:style style:name="T2" style:family="text">
      <style:text-properties officeooo:rsid="001ea325"/>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4d5a" style:font-size-asian="12pt" style:font-style-asian="normal" style:font-weight-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1e6f34"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font-weight-complex="normal"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normal" officeooo:rsid="0026c03f"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normal" officeooo:rsid="00282351" style:font-size-asian="12pt" style:font-style-asian="normal" style:font-weight-asian="normal" style:font-size-complex="12pt" style:font-weight-complex="normal"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font-weight-complex="normal"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normal" officeooo:rsid="002d50b0" style:font-size-asian="12pt" style:font-style-asian="normal" style:font-weight-asian="normal" style:font-size-complex="12pt" style:font-weight-complex="normal"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normal"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normal" officeooo:rsid="004466c8" style:font-size-asian="12pt" style:font-style-asian="normal" style:font-weight-asian="normal" style:font-size-complex="12pt" style:font-weight-complex="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normal" officeooo:rsid="00458518" style:font-size-asian="12pt" style:font-style-asian="normal" style:font-weight-asian="normal" style:font-size-complex="12pt" style:font-weight-complex="normal"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officeooo:rsid="0046cd47" style:font-size-asian="12pt" style:font-style-asian="normal" style:font-weight-asian="normal" style:font-size-complex="12pt" style:font-weight-complex="normal"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4f2b68" style:font-size-asian="12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officeooo:rsid="00502fe3" style:font-size-asian="12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658ca" style:font-size-asian="12pt" style:font-style-asian="normal" style:font-weight-asian="normal" style:font-size-complex="12pt" style:font-weight-complex="normal" style:text-emphasize="none"/>
    </style:style>
    <style:style style:name="T2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25"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bold"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bold" style:text-emphasize="none"/>
    </style:style>
    <style:style style:name="T27"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28" style:family="text">
      <style:text-properties style:text-outline="false" style:text-line-through-style="none" style:text-line-through-type="none" style:font-name="Liberation Serif" fo:font-size="12pt" fo:font-style="normal" fo:text-shadow="none" style:text-underline-style="none" fo:font-weight="bold" officeooo:rsid="001f4d5a" style:font-size-asian="12pt" style:font-style-asian="normal" style:font-weight-asian="bold" style:font-size-complex="12pt" style:font-weight-complex="bold" style:text-emphasize="none"/>
    </style:style>
    <style:style style:name="T29" style:family="text">
      <style:text-properties style:text-outline="false" style:text-line-through-style="none" style:text-line-through-type="none" style:font-name="Liberation Serif" fo:font-size="12pt" fo:font-style="normal" fo:text-shadow="none" style:text-underline-style="none" fo:font-weight="bold" officeooo:rsid="0042a1ab" style:font-size-asian="12pt" style:font-style-asian="normal" style:font-weight-asian="bold" style:font-size-complex="12pt" style:font-weight-complex="bold" style:text-emphasize="none"/>
    </style:style>
    <style:style style:name="T30" style:family="text">
      <style:text-properties style:text-outline="false" style:text-line-through-style="none" style:text-line-through-type="none" style:font-name="Liberation Serif" fo:font-size="12pt" fo:font-style="normal" fo:text-shadow="none" style:text-underline-style="none" fo:font-weight="bold" officeooo:rsid="0034d61f" style:font-size-asian="12pt" style:font-style-asian="normal" style:font-weight-asian="bold" style:font-size-complex="12pt" style:font-weight-complex="bold" style:text-emphasize="none"/>
    </style:style>
    <style:style style:name="T31" style:family="text">
      <style:text-properties style:text-outline="false" style:text-line-through-style="none" style:text-line-through-type="none" style:font-name="Liberation Serif" fo:font-size="12pt" fo:font-style="normal" fo:text-shadow="none" style:text-underline-style="none" fo:font-weight="bold" officeooo:rsid="0021f5e3" style:font-size-asian="12pt" style:font-style-asian="normal" style:font-weight-asian="bold" style:font-size-complex="12pt" style:font-weight-complex="bold" style:text-emphasize="none"/>
    </style:style>
    <style:style style:name="T32" style:family="text">
      <style:text-properties style:text-outline="false" style:text-line-through-style="none" style:text-line-through-type="none" style:font-name="Liberation Serif" fo:font-size="12pt" fo:font-style="normal" fo:text-shadow="none" style:text-underline-style="none" fo:font-weight="bold" officeooo:rsid="00502fe3" style:font-size-asian="12pt" style:font-style-asian="normal" style:font-weight-asian="bold" style:font-size-complex="12pt" style:font-weight-complex="bold"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officeooo:rsid="001e6f34" style:font-size-asian="12pt" style:font-style-asian="normal" style:font-size-complex="12pt"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officeooo:rsid="001f4d5a" style:font-size-asian="12pt" style:font-style-asian="normal" style:font-size-complex="12pt" style:text-emphasize="none"/>
    </style:style>
    <style:style style:name="T36"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text-emphasize="none"/>
    </style:style>
    <style:style style:name="T37" style:family="text">
      <style:text-properties style:text-outline="false" style:text-line-through-style="none" style:text-line-through-type="none" style:font-name="Liberation Serif" fo:font-size="12pt" fo:font-style="normal" fo:text-shadow="none" style:text-underline-style="none" officeooo:rsid="001ea325" style:font-size-asian="12pt" style:font-style-asian="normal" style:font-size-complex="12pt"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font-weight-complex="bold" style:text-emphasize="none"/>
    </style:style>
    <style:style style:name="T39" style:family="text">
      <style:text-properties style:font-name="Liberation Serif" officeooo:rsid="001e6f34"/>
    </style:style>
    <style:style style:name="T40" style:family="text">
      <style:text-properties style:font-name="Liberation Serif" fo:font-size="12pt" officeooo:rsid="001ea325" style:font-size-asian="12pt" style:font-size-complex="12pt"/>
    </style:style>
    <style:style style:name="T41" style:family="text">
      <style:text-properties style:font-name="Liberation Serif" fo:font-size="12pt" officeooo:rsid="001f4d5a" style:font-size-asian="12pt" style:font-size-complex="12pt"/>
    </style:style>
    <style:style style:name="T42" style:family="text">
      <style:text-properties style:font-name="Liberation Serif" fo:font-size="12pt" officeooo:rsid="0024027b" style:font-size-asian="12pt" style:font-size-complex="12pt"/>
    </style:style>
    <style:style style:name="T43" style:family="text">
      <style:text-properties style:font-name="Liberation Serif" fo:font-size="12pt" officeooo:rsid="0029cb68" style:font-size-asian="12pt" style:font-size-complex="12pt"/>
    </style:style>
    <style:style style:name="T44" style:family="text">
      <style:text-properties style:font-name="Liberation Serif" fo:font-size="12pt" officeooo:rsid="003c54f5" style:font-size-asian="12pt" style:font-size-complex="12pt"/>
    </style:style>
    <style:style style:name="T45" style:family="text">
      <style:text-properties style:font-name="Liberation Serif" fo:font-size="12pt" fo:font-weight="bold" officeooo:rsid="002ed8aa" style:font-size-asian="12pt" style:font-weight-asian="bold" style:font-size-complex="12pt" style:font-weight-complex="bold"/>
    </style:style>
    <style:style style:name="T46" style:family="text">
      <style:text-properties style:font-name="Liberation Serif" fo:font-size="12pt" fo:font-weight="bold" officeooo:rsid="003658ca" style:font-size-asian="12pt" style:font-weight-asian="bold" style:font-size-complex="12pt" style:font-weight-complex="bold"/>
    </style:style>
    <style:style style:name="T47" style:family="text">
      <style:text-properties style:font-name="Liberation Serif" fo:font-size="12pt" fo:font-weight="bold" officeooo:rsid="003f03ec" style:font-size-asian="12pt" style:font-weight-asian="bold" style:font-size-complex="12pt" style:font-weight-complex="bold"/>
    </style:style>
    <style:style style:name="T48" style:family="text">
      <style:text-properties style:font-name="Liberation Serif" fo:font-size="12pt" fo:font-weight="bold" officeooo:rsid="0047f57c" style:font-size-asian="12pt" style:font-weight-asian="bold" style:font-size-complex="12pt" style:font-weight-complex="bold"/>
    </style:style>
    <style:style style:name="T49" style:family="text">
      <style:text-properties fo:font-weight="bold" style:font-weight-asian="bold" style:font-weight-complex="bold"/>
    </style:style>
    <style:style style:name="T50" style:family="text">
      <style:text-properties fo:font-weight="bold" officeooo:rsid="001e6f34" style:font-weight-asian="bold" style:font-weight-complex="bold"/>
    </style:style>
    <style:style style:name="T51" style:family="text">
      <style:text-properties fo:font-weight="bold" officeooo:rsid="001f4d5a" style:font-weight-asian="bold" style:font-weight-complex="bold"/>
    </style:style>
    <style:style style:name="T52" style:family="text">
      <style:text-properties fo:font-weight="bold" officeooo:rsid="0042a1ab" style:font-weight-asian="bold" style:font-weight-complex="bold"/>
    </style:style>
    <style:style style:name="T53" style:family="text">
      <style:text-properties fo:font-weight="bold" officeooo:rsid="0043165b" style:font-weight-asian="bold" style:font-weight-complex="bold"/>
    </style:style>
    <style:style style:name="T54" style:family="text">
      <style:text-properties officeooo:rsid="001f4d5a"/>
    </style:style>
    <style:style style:name="T55" style:family="text">
      <style:text-properties officeooo:rsid="0021147d"/>
    </style:style>
    <style:style style:name="T56" style:family="text">
      <style:text-properties officeooo:rsid="0024027b"/>
    </style:style>
    <style:style style:name="T57" style:family="text">
      <style:text-properties officeooo:rsid="0024ce56"/>
    </style:style>
    <style:style style:name="T58" style:family="text">
      <style:text-properties officeooo:rsid="0026c03f"/>
    </style:style>
    <style:style style:name="T59" style:family="text">
      <style:text-properties officeooo:rsid="0029cb68"/>
    </style:style>
    <style:style style:name="T60" style:family="text">
      <style:text-properties officeooo:rsid="002ed8aa"/>
    </style:style>
    <style:style style:name="T61" style:family="text">
      <style:text-properties officeooo:rsid="0032f519"/>
    </style:style>
    <style:style style:name="T62" style:family="text">
      <style:text-properties officeooo:rsid="0035fff8"/>
    </style:style>
    <style:style style:name="T63" style:family="text">
      <style:text-properties officeooo:rsid="003658ca"/>
    </style:style>
    <style:style style:name="T64" style:family="text">
      <style:text-properties officeooo:rsid="0037dafb"/>
    </style:style>
    <style:style style:name="T65" style:family="text">
      <style:text-properties officeooo:rsid="0038f1fc"/>
    </style:style>
    <style:style style:name="T66" style:family="text">
      <style:text-properties officeooo:rsid="003c54f5"/>
    </style:style>
    <style:style style:name="T67" style:family="text">
      <style:text-properties officeooo:rsid="003f03ec"/>
    </style:style>
    <style:style style:name="T68" style:family="text">
      <style:text-properties officeooo:rsid="0042a1ab"/>
    </style:style>
    <style:style style:name="T69" style:family="text">
      <style:text-properties officeooo:rsid="00458518"/>
    </style:style>
    <style:style style:name="T70" style:family="text">
      <style:text-properties officeooo:rsid="0047f57c"/>
    </style:style>
    <style:style style:name="T71" style:family="text">
      <style:text-properties officeooo:rsid="004bf072"/>
    </style:style>
    <style:style style:name="T72" style:family="text">
      <style:text-properties officeooo:rsid="004d1c65"/>
    </style:style>
    <style:style style:name="T73" style:family="text">
      <style:text-properties officeooo:rsid="00501e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liminar ID, Edad, Numerodemateriasinscritasenelsemestreoanoanterior, Contrajomatrimonio, Ingresomensualtotal, Totalegresospersonal, Totaldeingresos Totaldeegresosdesusresponsableseconomicos</text:p>
      <text:p text:style-name="P84">Unificar Hacambiadousteddedireccion", "Deserafirmativoindiqueelmotivo", "Seencuentrarealizandotesisopasantiasdegrado", "Cantidaddevecesqueharealizadotesisopasantiasdegrado"</text:p>
      <text:p text:style-name="P84">"HasolicitadoalgunotrobeneficioalaUniversidaduotraInstitucion", "Encasoafirmativosenaleelanodelasolicitudinstitucionymotivo"</text:p>
      <text:p text:style-name="P84">Seencuentraustedrealizandoalgunaactividadquelegenereingresos", "Encasodeserafirmativoindiquetipodeactividadysufrecuencia"</text:p>
      <text:p text:style-name="P84"/>
      <text:p text:style-name="P84"/>
      <text:p text:style-name="P1"/>
      <text:p text:style-name="P1">Explicación de la decisiones tomadas para realizar la vista minable y análisis exploratorio de los datos:</text:p>
      <text:p text:style-name="P1"/>
      <text:p text:style-name="P3"><text:tab/>La primera decisión fue cambiar el nombre de todas las columnas a nombres mas entendibles y que puedan ser utilizados sin problema en la herramienta Spyder con el lenguaje de programación Python. En segundo lugar, ordenar todas las columnas por su ID y estandarizar a un mismo formato y tipo de datos, para poder aplicar métodos estadísticos sobre estas. A continuación explicaré detalladamente que se realizó en cada columna junto con un <text:s/>análisis exploratorio de los datos:</text:p>
      <text:p text:style-name="P10"/>
      <text:p text:style-name="P10"><text:span text:style-name="T2"><text:tab/>1. Columna </text:span><text:span text:style-name="T50">ID</text:span><text:span text:style-name="T1"> (En realidad no tiene nombre pero asumo que son los ID específicos y únicos de <text:tab/><text:tab/> <text:s text:c="3"/>cada estudiante) e</text:span><text:span text:style-name="T39"> </text:span><text:span text:style-name="T27">Indique.el.Período.Académico.a.renovar:</text:span></text:p>
      <text:p text:style-name="P5"/>
      <text:p text:style-name="P7"><text:span text:style-name="T33">La columna ID fue </text:span><text:span text:style-name="T36">transformada</text:span><text:span text:style-name="T33"> a </text:span><text:span text:style-name="T36">valores númericos</text:span><text:span text:style-name="T33"> y ordenada.</text:span></text:p>
      <text:p text:style-name="P7"><text:span text:style-name="T33">La columna <text:s/></text:span><text:span text:style-name="T27">Indique.el.Período.Académico.a.renovar </text:span><text:span text:style-name="T33">contiene 2 variables, el semestre del año y el año en el cual estudiante quiere renovar su beca, por lo tanto no cumple con la definición de Tidy Data, y separe estos valores en 2 columnas: <text:s/></text:span><text:span text:style-name="T34">SemestreAcademicoarenovar </text:span><text:span text:style-name="T33">y <text:s/></text:span><text:span text:style-name="T34">AnoAcademicoarenovar.</text:span></text:p>
      <text:p text:style-name="P1"/>
      <text:p text:style-name="P1"><text:s text:c="15"/>ID <text:s/>SemestreAcademicoarenovar <text:s/>AnoAcademicoarenovar <text:s/></text:p>
      <text:p text:style-name="P1">count <text:s/>190.000000 <text:s text:c="16"/>190.000000 <text:s text:c="11"/>190.000000 <text:s text:c="2"/></text:p>
      <text:p text:style-name="P1">mean <text:s text:c="3"/>99.700000 <text:s text:c="18"/>1.584211 <text:s text:c="10"/>2014.568421 <text:s text:c="2"/></text:p>
      <text:p text:style-name="P1">std <text:s text:c="4"/>58.152413 <text:s text:c="18"/>0.494160 <text:s text:c="13"/>0.496605 <text:s text:c="2"/></text:p>
      <text:p text:style-name="P1">min <text:s text:c="5"/>1.000000 <text:s text:c="18"/>1.000000 <text:s text:c="10"/>2014.000000 <text:s text:c="2"/></text:p>
      <text:p text:style-name="P1">25% <text:s text:c="4"/>49.250000 <text:s text:c="18"/>1.000000 <text:s text:c="10"/>2014.000000 <text:s text:c="2"/></text:p>
      <text:p text:style-name="P1">50% <text:s text:c="4"/>98.500000 <text:s text:c="18"/>2.000000 <text:s text:c="10"/>2015.000000 <text:s text:c="2"/></text:p>
      <text:p text:style-name="P1">75% <text:s text:c="3"/>148.750000 <text:s text:c="18"/>2.000000 <text:s text:c="10"/>2015.000000 <text:s text:c="2"/></text:p>
      <text:p text:style-name="P1">max <text:s text:c="3"/>200.000000 <text:s text:c="18"/>2.000000 <text:s text:c="10"/>2015.000000 <text:s text:c="2"/></text:p>
      <text:p text:style-name="P1"/>
      <text:p text:style-name="P6">Existen 190 estudiantes, donde más de la mitad de ellos desean renovar el período II-2015.</text:p>
      <text:p text:style-name="P10"/>
      <text:p text:style-name="P10"><text:span text:style-name="T40">2. Columna </text:span><text:span text:style-name="T27">Cédula.de.Identidad </text:span><text:span text:style-name="T4">y <text:s/></text:span><text:span text:style-name="T27">Fecha.de.Nacimiento..colocar.sólo.datos.numéricos:</text:span></text:p>
      <text:p text:style-name="P34"/>
      <text:p text:style-name="P6">La columna <text:s/><text:span text:style-name="T27">Cédula.de.Identidad </text:span><text:span text:style-name="T8">fue cambiada de nombre a <text:s/></text:span><text:span text:style-name="T9">CedulaDeIdentidad </text:span><text:span text:style-name="T8">y sus tipos de datos a númericos.</text:span></text:p>
      <text:p text:style-name="P8"><text:span text:style-name="T33">La columna <text:s/></text:span><text:span text:style-name="T27">Fecha.de.Nacimiento..colocar.sólo.datos.numéricos </text:span><text:span text:style-name="T33">contiene 3 variables, el </text:span><text:span text:style-name="T35">día</text:span><text:span text:style-name="T33">, mes y el año </text:span><text:span text:style-name="T35">de nacimiento del </text:span><text:span text:style-name="T33">estudiante, por lo tanto no cumple con la definición de Tidy Data, y separe estos valores en </text:span><text:span text:style-name="T35">3</text:span><text:span text:style-name="T33"> columnas: </text:span><text:span text:style-name="T34">DiadeNacimiento, <text:s/>MesdeNacimiento <text:s/></text:span><text:span text:style-name="T35">y </text:span><text:span text:style-name="T34">AnodeNacimiento.</text:span></text:p>
      <text:p text:style-name="P6"/>
      <text:p text:style-name="P4"><text:soft-page-break/><text:s text:c="5"/><text:span text:style-name="T61"><text:s text:c="7"/>CedulaDeIdentidad <text:s/>DiadeNacimiento <text:s/>MesdeNacimiento <text:s/>AnodeNacimiento <text:s/>\</text:span></text:p>
      <text:p text:style-name="P38">count <text:s text:c="8"/>190.000000 <text:s text:c="6"/>190.000000 <text:s text:c="6"/>190.000000 <text:s text:c="6"/>190.000000 <text:s text:c="2"/></text:p>
      <text:p text:style-name="P38">mean <text:s text:c="10"/>95.500000 <text:s text:c="7"/>16.268421 <text:s text:c="8"/>6.615789 <text:s text:c="5"/>1991.668421 <text:s text:c="2"/></text:p>
      <text:p text:style-name="P38">std <text:s text:c="11"/>54.992424 <text:s text:c="8"/>8.423107 <text:s text:c="8"/>3.360959 <text:s text:c="8"/>4.056552 <text:s text:c="2"/></text:p>
      <text:p text:style-name="P38">min <text:s text:c="12"/>1.000000 <text:s text:c="8"/>1.000000 <text:s text:c="8"/>1.000000 <text:s text:c="5"/>1951.000000 <text:s text:c="2"/></text:p>
      <text:p text:style-name="P38">25% <text:s text:c="11"/>48.250000 <text:s text:c="8"/>9.000000 <text:s text:c="8"/>4.000000 <text:s text:c="5"/>1991.000000 <text:s text:c="2"/></text:p>
      <text:p text:style-name="P38">50% <text:s text:c="11"/>95.500000 <text:s text:c="7"/>18.000000 <text:s text:c="8"/>7.000000 <text:s text:c="5"/>1992.000000 <text:s text:c="2"/></text:p>
      <text:p text:style-name="P38">75% <text:s text:c="10"/>142.750000 <text:s text:c="7"/>23.000000 <text:s text:c="8"/>9.000000 <text:s text:c="5"/>1994.000000 <text:s text:c="2"/></text:p>
      <text:p text:style-name="P38">max <text:s text:c="10"/>190.000000 <text:s text:c="7"/>31.000000 <text:s text:c="7"/>12.000000 <text:s text:c="5"/>1996.000000 <text:s text:c="2"/></text:p>
      <text:p text:style-name="P1"/>
      <text:p text:style-name="P11">Podemos observar que los estudiantes nacieron entre el año <text:span text:style-name="T55">1951 y 1996</text:span> , donde la mayoría de estos nacieron en el año <text:span text:style-name="T55">1991,1992, 1993 y 1994.</text:span></text:p>
      <text:p text:style-name="P1"/>
      <text:p text:style-name="P12"><text:span text:style-name="T54">3. Columna </text:span><text:span text:style-name="T51">Edad</text:span><text:span text:style-name="T54">,</text:span><text:span text:style-name="T41"> </text:span><text:span text:style-name="T27">Estado.Civil</text:span><text:span text:style-name="T3"> </text:span><text:span text:style-name="T5">y </text:span><text:span text:style-name="T28">Sexo:</text:span></text:p>
      <text:p text:style-name="P11"/>
      <text:p text:style-name="P13">La columna <text:span text:style-name="T49">Edad</text:span> <text:span text:style-name="T10">fue </text:span><text:span text:style-name="T8">transformada</text:span><text:span text:style-name="T10"> a </text:span><text:span text:style-name="T8">valores númericos</text:span><text:span text:style-name="T10">.</text:span></text:p>
      <text:p text:style-name="P13"><text:span text:style-name="T8">La columna </text:span><text:s/><text:span text:style-name="T27">Estado.Civil</text:span><text:span text:style-name="T3"> <text:s/>fue categorizada y </text:span><text:span text:style-name="T8">transformada</text:span><text:span text:style-name="T10"> a </text:span><text:span text:style-name="T8">valores númericos, donde cada uno corresponde al siguiente número: 'Soltero (a)': 0, 'Casado (a)': 1, 'Viudo (a)': 2, 'Unido (a)':3.</text:span></text:p>
      <text:p text:style-name="P13"><text:span text:style-name="T8">La columna </text:span><text:span text:style-name="T28">Sexo </text:span><text:span text:style-name="T24"><text:s/>fue categorizada y </text:span><text:span text:style-name="T8">transformada</text:span><text:span text:style-name="T10"> a </text:span><text:span text:style-name="T8">valores númericos, donde cada uno corresponde al siguiente número: 'Femenino': 0, 'Masculino': 1.</text:span></text:p>
      <text:p text:style-name="P1"/>
      <text:p text:style-name="P1"><text:s text:c="13"/>Edad <text:s text:c="11"/>EstadoCivil <text:s text:c="7"/>Sexo <text:s/></text:p>
      <text:p text:style-name="P1">count <text:s/>190.000000 <text:s text:c="2"/>190.000000 <text:s/>190.000000 <text:s text:c="2"/></text:p>
      <text:p text:style-name="P1">mean <text:s text:c="3"/>22.626316 <text:s text:c="4"/>0.036842 <text:s text:c="3"/>0.142105 <text:s text:c="2"/></text:p>
      <text:p text:style-name="P1">std <text:s text:c="5"/>4.013514 <text:s text:c="4"/>0.279286 <text:s text:c="3"/>0.350081 <text:s text:c="2"/></text:p>
      <text:p text:style-name="P1">min <text:s text:c="4"/>18.000000 <text:s text:c="4"/>0.000000 <text:s text:c="3"/>0.000000 <text:s text:c="2"/></text:p>
      <text:p text:style-name="P1">25% <text:s text:c="4"/>21.000000 <text:s text:c="4"/>0.000000 <text:s text:c="3"/>0.000000 <text:s text:c="2"/></text:p>
      <text:p text:style-name="P1">50% <text:s text:c="4"/>22.000000 <text:s text:c="4"/>0.000000 <text:s text:c="3"/>0.000000 <text:s text:c="2"/></text:p>
      <text:p text:style-name="P1">75% <text:s text:c="4"/>24.000000 <text:s text:c="4"/>0.000000 <text:s text:c="3"/>0.000000 <text:s text:c="2"/></text:p>
      <text:p text:style-name="P1">max <text:s text:c="4"/>63.000000 <text:s text:c="4"/>3.000000 <text:s text:c="3"/>1.000000 <text:s text:c="2"/></text:p>
      <text:p text:style-name="P1"/>
      <text:p text:style-name="P18">mode(df['EstadoCivil'] )</text:p>
      <text:p text:style-name="P18">ModeResult(mode=array([0]), count=array([186]))</text:p>
      <text:p text:style-name="P18"/>
      <text:p text:style-name="P18">mode(df['Sexo'])</text:p>
      <text:p text:style-name="P18">ModeResult(mode=array([0]), count=array([163])</text:p>
      <text:p text:style-name="P18"/>
      <text:p text:style-name="P14">Podemos observar que la edad de los estudiantes se encuentran entre 18 años y 63 años, donde la media es de 22 años, <text:s/><text:span text:style-name="T57">y la moda es </text:span>soltero (a) y de sexo femenino. <text:span text:style-name="T57">En total hay 183 <text:s/>estudiantes solteros (as), 163 mujeres.</text:span></text:p>
      <text:p text:style-name="P14"/>
      <text:p text:style-name="P17"><text:span text:style-name="T56">4. </text:span><text:span text:style-name="T42">Columna </text:span><text:span text:style-name="T27">Escuela</text:span><text:span text:style-name="T3">, </text:span><text:span text:style-name="T27">Año.de.Ingreso.a.la.UCV</text:span><text:span text:style-name="T3"> </text:span><text:span text:style-name="T6">y </text:span><text:span text:style-name="T27">Modalidad.de.Ingreso.a.la.UCV:</text:span></text:p>
      <text:p text:style-name="P35"/>
      <text:p text:style-name="P16">La columna <text:s/><text:span text:style-name="T27">Escuela </text:span><text:span text:style-name="T8">f</text:span><text:span text:style-name="T25">ue categorizada y </text:span><text:span text:style-name="T11">transformada</text:span><text:span text:style-name="T10"> a </text:span><text:span text:style-name="T11">valores númericos, donde cada uno corresponde al siguiente número: </text:span><text:span text:style-name="T8">'Bioanálisis': 0, 'Enfermería': 1.</text:span></text:p>
      <text:p text:style-name="P16"><text:span text:style-name="T8">La columna </text:span><text:span text:style-name="T27">Año.de.Ingreso.a.la.UCV</text:span><text:span text:style-name="T8"> </text:span><text:span text:style-name="T10">fue </text:span><text:span text:style-name="T11">transformada</text:span><text:span text:style-name="T10"> a </text:span><text:span text:style-name="T11">valores númericos</text:span><text:span text:style-name="T10">. </text:span></text:p>
      <text:p text:style-name="P16"><text:span text:style-name="T10">L</text:span><text:span text:style-name="T8">a columna <text:s/></text:span><text:span text:style-name="T27">Modalidad.de.Ingreso.a.la.UCV </text:span><text:span text:style-name="T8">f</text:span><text:span text:style-name="T25">ue categorizada y </text:span><text:span text:style-name="T11">transformada</text:span><text:span text:style-name="T10"> a </text:span><text:span text:style-name="T11">valores númericos, donde cada uno corresponde al siguiente número: </text:span><text:span text:style-name="T8">'Convenios Interinstitucionales (nacionales e internacionales)': 'Prueba Interna y/o propedéutico': 1, 'Convenios Internos (Deportistas, artistas, hijos </text:span><text:soft-page-break/><text:span text:style-name="T8">empleados docente y obreros, Samuel Robinson)': 2, 'Asignado OPSU': 3.</text:span></text:p>
      <text:p text:style-name="P15"/>
      <text:p text:style-name="P14"><text:s/><text:tab/><text:tab/>Escuela <text:s/>AnodeIngresoalaUCV <text:s/>ModalidaddeIngresoalaUCV <text:s/>\</text:p>
      <text:p text:style-name="P14">count <text:s/>190.000000 <text:s text:c="9"/>190.000000 <text:s text:c="15"/>190.000000 <text:s text:c="2"/></text:p>
      <text:p text:style-name="P14">mean <text:s text:c="4"/>0.321053 <text:s text:c="8"/>2010.294737 <text:s text:c="17"/>1.784211 <text:s text:c="2"/></text:p>
      <text:p text:style-name="P14">std <text:s text:c="5"/>0.468114 <text:s text:c="11"/>2.007255 <text:s text:c="17"/>0.965414 <text:s text:c="2"/></text:p>
      <text:p text:style-name="P14">min <text:s text:c="5"/>0.000000 <text:s text:c="8"/>2005.000000 <text:s text:c="17"/>0.000000 <text:s text:c="2"/></text:p>
      <text:p text:style-name="P14">25% <text:s text:c="5"/>0.000000 <text:s text:c="8"/>2009.000000 <text:s text:c="17"/>1.000000 <text:s text:c="2"/></text:p>
      <text:p text:style-name="P14">50% <text:s text:c="5"/>0.000000 <text:s text:c="8"/>2010.000000 <text:s text:c="17"/>1.000000 <text:s text:c="2"/></text:p>
      <text:p text:style-name="P14">75% <text:s text:c="5"/>1.000000 <text:s text:c="8"/>2012.000000 <text:s text:c="17"/>3.000000 <text:s text:c="2"/></text:p>
      <text:p text:style-name="P14">max <text:s text:c="5"/>1.000000 <text:s text:c="8"/>2014.000000 <text:s text:c="17"/>3.000000 <text:s text:c="2"/></text:p>
      <text:p text:style-name="P2"/>
      <text:p text:style-name="P19"/>
      <text:p text:style-name="P19">mode(df['Escuela'] )</text:p>
      <text:p text:style-name="P19">ModeResult(mode=array([0]), count=array([129]))</text:p>
      <text:p text:style-name="P19"/>
      <text:p text:style-name="P21">mode(df['ModalidaddeIngresoalaUCV'] )</text:p>
      <text:p text:style-name="P21">ModeResult(mode=array([1]), count=array([110]))</text:p>
      <text:p text:style-name="P2"/>
      <text:p text:style-name="P20">Podemos observar la <text:span text:style-name="T58">moda</text:span> de estudiantes son de la escuela de <text:span text:style-name="T12">Bioanálisis </text:span><text:span text:style-name="T13">(129 estudiantes)</text:span><text:span text:style-name="T12">. </text:span><text:span text:style-name="T13">La media de año de ingreso fue en el 2010, y la moda de modalidad de ingreso a la UCV es </text:span><text:span text:style-name="T14">por <text:s/></text:span><text:span text:style-name="T12">Prueba Interna y/o propedéutico, </text:span><text:span text:style-name="T14">donde 110 estudiantes ingresaron mediante esta modalidad.</text:span></text:p>
      <text:p text:style-name="P2"/>
      <text:p text:style-name="P31"><text:span text:style-name="T59">5. </text:span><text:span text:style-name="T43">Columna </text:span><text:span text:style-name="T27">Semestre.que.cursa</text:span><text:span text:style-name="T3"> </text:span><text:span text:style-name="T7">y </text:span><text:span text:style-name="T27">Ha.cambiado.usted.de.dirección</text:span><text:span text:style-name="T3">.:</text:span></text:p>
      <text:p text:style-name="P31"/>
      <text:p text:style-name="P22"><text:span text:style-name="T3">La columna <text:s/></text:span><text:span text:style-name="T27">Semestre.que.cursa </text:span><text:span text:style-name="T10">fue </text:span><text:span text:style-name="T11">transformada</text:span><text:span text:style-name="T10"> a </text:span><text:span text:style-name="T11">valores númericos</text:span><text:span text:style-name="T10">. </text:span></text:p>
      <text:p text:style-name="P22"><text:span text:style-name="T24">La columna </text:span><text:span text:style-name="T27">Ha.cambiado.usted.de.dirección</text:span><text:span text:style-name="T24">. </text:span><text:span text:style-name="T8">f</text:span><text:span text:style-name="T25">ue categorizada y </text:span><text:span text:style-name="T11">transformada</text:span><text:span text:style-name="T10"> a </text:span><text:span text:style-name="T11">valores númericos, donde cada uno corresponde al siguiente número: </text:span><text:span text:style-name="T8">'No': 0, 'Si': 1.</text:span></text:p>
      <text:p text:style-name="P36"/>
      <text:p text:style-name="P14"><text:s text:c="7"/>Semestrequecursa <text:s/>Hacambiadousteddedireccion <text:s/></text:p>
      <text:p text:style-name="P14">count <text:s text:c="7"/>190.000000 <text:s text:c="17"/>190.000000 <text:s text:c="2"/></text:p>
      <text:p text:style-name="P14">mean <text:s text:c="10"/>6.236842 <text:s text:c="19"/>0.047368 <text:s text:c="2"/></text:p>
      <text:p text:style-name="P14">std <text:s text:c="11"/>2.223423 <text:s text:c="19"/>0.212987 <text:s text:c="2"/></text:p>
      <text:p text:style-name="P14">min <text:s text:c="11"/>1.000000 <text:s text:c="19"/>0.000000 <text:s text:c="2"/></text:p>
      <text:p text:style-name="P14">25% <text:s text:c="11"/>5.000000 <text:s text:c="19"/>0.000000 <text:s text:c="2"/></text:p>
      <text:p text:style-name="P14">50% <text:s text:c="11"/>6.000000 <text:s text:c="19"/>0.000000 <text:s text:c="2"/></text:p>
      <text:p text:style-name="P14">75% <text:s text:c="11"/>8.000000 <text:s text:c="19"/>0.000000 <text:s text:c="2"/></text:p>
      <text:p text:style-name="P14">max <text:s text:c="10"/>10.000000 <text:s text:c="19"/>1.000000 <text:s text:c="2"/></text:p>
      <text:p text:style-name="P2"/>
      <text:p text:style-name="P22">mode(df['Hacambiadousteddedireccion'] )</text:p>
      <text:p text:style-name="P22">ModeResult(mode=array([0]), count=array([181]))</text:p>
      <text:p text:style-name="P22"/>
      <text:p text:style-name="P22">Podemos observar que la media de estudiantes cursan el 6to semestre, y que la moda es que no han cambiado de dirección (181 estudiantes).</text:p>
      <text:p text:style-name="P22"/>
      <text:p text:style-name="P31"><text:span text:style-name="T59">6. Columna</text:span><text:span text:style-name="T43"> </text:span><text:span text:style-name="T27">De.ser.afirmativo..indique.el.motivo:</text:span></text:p>
      <text:p text:style-name="P22"/>
      <text:p text:style-name="P32">La columna <text:s/><text:span text:style-name="T27">De.ser.afirmativo..indique.el.motivo </text:span><text:span text:style-name="T15">f</text:span><text:span text:style-name="T25">ue categorizada y </text:span><text:span text:style-name="T11">transformada</text:span><text:span text:style-name="T10"> a </text:span><text:span text:style-name="T11">valores númericos, donde cada uno corresponde al siguiente número: </text:span><text:span text:style-name="T16">'nan': 0,'Situacion de salud de un </text:span><text:soft-page-break/><text:span text:style-name="T16">familiar': 1,'No me llegan correos de ustedes': 3, 'mudanza': 2.</text:span></text:p>
      <text:p text:style-name="P22"/>
      <text:p text:style-name="P14"><text:s text:c="7"/>Deserafirmativoindiqueelmotivo <text:s/>\</text:p>
      <text:p text:style-name="P14">count <text:s text:c="21"/>190.000000 <text:s text:c="2"/></text:p>
      <text:p text:style-name="P14">mean <text:s text:c="24"/>0.236842 <text:s text:c="2"/></text:p>
      <text:p text:style-name="P14">std <text:s text:c="25"/>1.204801 <text:s text:c="2"/></text:p>
      <text:p text:style-name="P14">min <text:s text:c="25"/>0.000000 <text:s text:c="2"/></text:p>
      <text:p text:style-name="P14">25% <text:s text:c="25"/>0.000000 <text:s text:c="2"/></text:p>
      <text:p text:style-name="P14">50% <text:s text:c="25"/>0.000000 <text:s text:c="2"/></text:p>
      <text:p text:style-name="P14">75% <text:s text:c="25"/>0.000000 <text:s text:c="2"/></text:p>
      <text:p text:style-name="P14">max <text:s text:c="25"/>9.000000 <text:s text:c="2"/></text:p>
      <text:p text:style-name="P2"/>
      <text:p text:style-name="P38">mode(respondieron['Deserafirmativoindiqueelmotivo'])</text:p>
      <text:p text:style-name="P38">ModeResult(mode=array([2]), count=array([5]))</text:p>
      <text:p text:style-name="P38"/>
      <text:p text:style-name="P39">Podemos observar que la moda delas personas que cambiaron de dirección es por mudanza.</text:p>
      <text:p text:style-name="P2"/>
      <text:p text:style-name="P33"><text:span text:style-name="T60">7. Columna</text:span><text:span text:style-name="T45"> </text:span><text:span text:style-name="T27">Número.de.materias.inscritas.en.el.semestre.o.año.anterior:</text:span></text:p>
      <text:p text:style-name="P33"/>
      <text:p text:style-name="P23"><text:span text:style-name="T24">La columna <text:s/></text:span><text:span text:style-name="T27">Número.de.materias.inscritas.en.el.semestre.o.año.anterior </text:span><text:span text:style-name="T10">fue </text:span><text:span text:style-name="T11">transformada</text:span><text:span text:style-name="T10"> a </text:span><text:span text:style-name="T11">valores númericos</text:span><text:span text:style-name="T10">. </text:span></text:p>
      <text:p text:style-name="P37"/>
      <text:p text:style-name="P39"><text:s text:c="2"/>Numerodemateriasinscritasenelsemestreoanoanterior <text:s/>\</text:p>
      <text:p text:style-name="P39">count <text:s text:c="40"/>190.000000 <text:s text:c="2"/></text:p>
      <text:p text:style-name="P39">mean <text:s text:c="43"/>3.889474 <text:s text:c="2"/></text:p>
      <text:p text:style-name="P39">std <text:s text:c="44"/>1.826725 <text:s text:c="2"/></text:p>
      <text:p text:style-name="P39">min <text:s text:c="44"/>0.000000 <text:s text:c="2"/></text:p>
      <text:p text:style-name="P39">25% <text:s text:c="44"/>3.000000 <text:s text:c="2"/></text:p>
      <text:p text:style-name="P39">50% <text:s text:c="44"/>4.000000 <text:s text:c="2"/></text:p>
      <text:p text:style-name="P39">75% <text:s text:c="44"/>5.000000 <text:s text:c="2"/></text:p>
      <text:p text:style-name="P39">max <text:s text:c="43"/>15.000000 <text:s text:c="2"/></text:p>
      <text:p text:style-name="P39"/>
      <text:p text:style-name="P40">Podemos observar que la media de materias inscritas por los estudiantes es entre 3 y 4 materias.</text:p>
      <text:p text:style-name="P40"/>
      <text:p text:style-name="P41"><text:span text:style-name="T62">8. <text:s/>Columna </text:span><text:span text:style-name="T27">Número.de.materias.aprobadas.en.el.semestre.o.año.anterior:</text:span></text:p>
      <text:p text:style-name="P40"/>
      <text:p text:style-name="P24"><text:span text:style-name="T24">La columna </text:span><text:span text:style-name="T27">Número.de.materias.aprobadas.en.el.semestre.o.año.anterior</text:span><text:span text:style-name="T10">fue </text:span><text:span text:style-name="T11">transformada</text:span><text:span text:style-name="T10"> a </text:span><text:span text:style-name="T11">valores númericos</text:span><text:span text:style-name="T10">. </text:span></text:p>
      <text:p text:style-name="P77"/>
      <text:p text:style-name="P39"><text:s text:c="7"/>Numerodemateriaaprobadasenelsemestreoanoanterior <text:s/>\</text:p>
      <text:p text:style-name="P39">count <text:s text:c="39"/>190.000000 <text:s text:c="2"/></text:p>
      <text:p text:style-name="P39">mean <text:s text:c="42"/>3.310526 <text:s text:c="2"/></text:p>
      <text:p text:style-name="P39">std <text:s text:c="43"/>1.537329 <text:s text:c="2"/></text:p>
      <text:p text:style-name="P39">min <text:s text:c="43"/>0.000000 <text:s text:c="2"/></text:p>
      <text:p text:style-name="P39">25% <text:s text:c="43"/>2.000000 <text:s text:c="2"/></text:p>
      <text:p text:style-name="P39">50% <text:s text:c="43"/>4.000000 <text:s text:c="2"/></text:p>
      <text:p text:style-name="P39">75% <text:s text:c="43"/>4.000000 <text:s text:c="2"/></text:p>
      <text:p text:style-name="P39">max <text:s text:c="42"/>10.000000 <text:s text:c="2"/></text:p>
      <text:p text:style-name="P39"/>
      <text:p text:style-name="P42"><text:soft-page-break/>Podemos observar que la media de los estudiantes es aprobar 3 materias.</text:p>
      <text:p text:style-name="P42"/>
      <text:p text:style-name="P44"><text:span text:style-name="T63">9. <text:s/>Columna</text:span><text:span text:style-name="T46"> </text:span><text:span text:style-name="T27">Número.de.materias.retiradas.en.el.semestre.o.año.anterior:</text:span></text:p>
      <text:p text:style-name="P42"/>
      <text:p text:style-name="P24"><text:span text:style-name="T24">La columna </text:span><text:span text:style-name="T27">Número.de.materias.retir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77"/>
      <text:p text:style-name="P39"><text:s text:c="7"/>Numerodemateriasretiradasenelsemestreoanoanterior <text:s/>\</text:p>
      <text:p text:style-name="P39">count <text:s text:c="40"/>190.000000 <text:s text:c="2"/></text:p>
      <text:p text:style-name="P39">mean <text:s text:c="43"/>0.215789 <text:s text:c="2"/></text:p>
      <text:p text:style-name="P39">std <text:s text:c="44"/>0.903118 <text:s text:c="2"/></text:p>
      <text:p text:style-name="P39">min <text:s text:c="44"/>0.000000 <text:s text:c="2"/></text:p>
      <text:p text:style-name="P39">25% <text:s text:c="44"/>0.000000 <text:s text:c="2"/></text:p>
      <text:p text:style-name="P39">50% <text:s text:c="44"/>0.000000 <text:s text:c="2"/></text:p>
      <text:p text:style-name="P39">75% <text:s text:c="44"/>0.000000 <text:s text:c="2"/></text:p>
      <text:p text:style-name="P39">max <text:s text:c="43"/>10.000000 <text:s text:c="2"/></text:p>
      <text:p text:style-name="P39"/>
      <text:p text:style-name="P42">Podemos observar que la media de los estudiantes es no retirar materias.</text:p>
      <text:p text:style-name="P42"/>
      <text:p text:style-name="P45"><text:span text:style-name="T64">10. Columna</text:span><text:span text:style-name="T46"> </text:span><text:span text:style-name="T27">Número.de.materias.reprobadas.en.el.semestre.o.año.anterior:</text:span></text:p>
      <text:p text:style-name="P82"/>
      <text:p text:style-name="P25"><text:span text:style-name="T24">La columna </text:span><text:span text:style-name="T27">Número.de.materias.reprob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78"/>
      <text:p text:style-name="P39"><text:s text:c="7"/>Numerodemateriasreprobadasenelsemestreoanoanterior <text:s/>\</text:p>
      <text:p text:style-name="P39">count <text:s text:c="40"/>190.000000 <text:s text:c="3"/></text:p>
      <text:p text:style-name="P39">mean <text:s text:c="43"/>0.363158 <text:s text:c="3"/></text:p>
      <text:p text:style-name="P39">std <text:s text:c="44"/>0.809801 <text:s text:c="3"/></text:p>
      <text:p text:style-name="P39">min <text:s text:c="44"/>0.000000 <text:s text:c="3"/></text:p>
      <text:p text:style-name="P39">25% <text:s text:c="44"/>0.000000 <text:s text:c="3"/></text:p>
      <text:p text:style-name="P39">50% <text:s text:c="44"/>0.000000 <text:s text:c="3"/></text:p>
      <text:p text:style-name="P39">75% <text:s text:c="44"/>0.000000 <text:s text:c="3"/></text:p>
      <text:p text:style-name="P39">max <text:s text:c="44"/>5.000000 <text:s text:c="3"/></text:p>
      <text:p text:style-name="P39"/>
      <text:p text:style-name="P43">Podemos observar que la media de los estudiantes es <text:s/><text:span text:style-name="T64">reprobar 0</text:span> materias.</text:p>
      <text:p text:style-name="P39"/>
      <text:p text:style-name="P47"><text:span text:style-name="T65">11. <text:s/>Columna </text:span><text:span text:style-name="T27">Promedio.ponderado.aprobado </text:span><text:span text:style-name="T17">y </text:span><text:span text:style-name="T30">Eficiencia</text:span><text:span text:style-name="T27">:</text:span></text:p>
      <text:p text:style-name="P46"/>
      <text:p text:style-name="P26"><text:span text:style-name="T24">La</text:span><text:span text:style-name="T26">s </text:span><text:span text:style-name="T24">columna</text:span><text:span text:style-name="T26">s</text:span><text:span text:style-name="T24"> </text:span><text:span text:style-name="T27">Promedio.ponderado.aprobado </text:span><text:span text:style-name="T17">y </text:span><text:span text:style-name="T30">Eficiencia</text:span><text:span text:style-name="T27"> <text:s/></text:span><text:span text:style-name="T23">f</text:span><text:span text:style-name="T10">ue</text:span><text:span text:style-name="T17">ron</text:span><text:span text:style-name="T10"> </text:span><text:span text:style-name="T11">transformada</text:span><text:span text:style-name="T17">s</text:span><text:span text:style-name="T10"> a </text:span><text:span text:style-name="T11">valores </text:span><text:span text:style-name="T17">flotantes</text:span><text:span text:style-name="T10">. </text:span></text:p>
      <text:p text:style-name="P46"/>
      <text:p text:style-name="P39"><text:s text:c="7"/>Promedioponderadoaprobado <text:s/>Eficiencia <text:s/>\</text:p>
      <text:p text:style-name="P39">count <text:s text:c="16"/>190.000000 <text:s/>190.000000 <text:s text:c="2"/></text:p>
      <text:p text:style-name="P39">mean <text:s text:c="18"/>13.580000 <text:s text:c="3"/>0.852737 <text:s text:c="2"/></text:p>
      <text:p text:style-name="P39">std <text:s text:c="20"/>1.759475 <text:s text:c="3"/>0.228496 <text:s text:c="2"/></text:p>
      <text:p text:style-name="P39">min <text:s text:c="20"/>0.600000 <text:s text:c="3"/>0.100000 <text:s text:c="2"/></text:p>
      <text:p text:style-name="P39">25% <text:s text:c="19"/>12.670000 <text:s text:c="3"/>0.800000 <text:s text:c="2"/></text:p>
      <text:p text:style-name="P39">50% <text:s text:c="19"/>13.580000 <text:s text:c="3"/>0.960000 <text:s text:c="2"/></text:p>
      <text:p text:style-name="P39">75% <text:s text:c="19"/>14.587500 <text:s text:c="3"/>1.000000 <text:s text:c="2"/></text:p>
      <text:p text:style-name="P39">max <text:s text:c="19"/>17.220000 <text:s text:c="3"/>1.000000 <text:s text:c="2"/></text:p>
      <text:p text:style-name="P39"><text:soft-page-break/></text:p>
      <text:p text:style-name="P48">Podemos observar que la media de promedio de los estudiantes es 13,5 y la eficiencia 0,85.</text:p>
      <text:p text:style-name="P48"/>
      <text:p text:style-name="P50"><text:span text:style-name="T66">12. Columna</text:span><text:span text:style-name="T44"> </text:span><text:span text:style-name="T27">Si.reprobó.una.o.más.materias.indique.el.motivo:</text:span></text:p>
      <text:p text:style-name="P50"/>
      <text:p text:style-name="P9"><text:span text:style-name="T33">Las columnas </text:span><text:span text:style-name="T27">Si.reprobó.una.o.más.materias.indique.el.motivo </text:span><text:span text:style-name="T33">f</text:span><text:span text:style-name="T38">ue categorizada y </text:span><text:span text:style-name="T36">transformada</text:span><text:span text:style-name="T37"> a </text:span><text:span text:style-name="T36">valores númericos, donde cada uno corresponde al siguiente número:</text:span><text:span text:style-name="T33"> (1, 'Elevada carga horaria'), (2, 'Falta de tiempo para asistir a clases'), (3, 'Falta de tiempo para estudiar, Elevada carga horaria, Mala distribuci\xc3\xb3n del tiempo'), (4, 'Falta de tiempo para estudiar, Mala distribuci\xc3\xb3n del tiempo, Lejan\xc3\xada entre la residencia y la universidad'), (5, 'Lejan\xc3\xada entre la residencia y la universidad'), (6, 'Mala distribuci\xc3\xb3n del tiempo'), (7, 'Mala distribuci\xc3\xb3n del tiempo, Lejan\xc3\xada entre la residencia y la universidad'), (8, 'Mala distribuci\xc3\xb3n del tiempo, me costaron esas materias'), (9, 'Problemas con el/la docente, Lejan\xc3\xada entre la residencia y la universidad'), (10, 'Problemas de adaptaci\xc3\xb3n de la UCV'), (11, 'Problemas de salud'), (12, 'Problemas de salud, Deficientes h\xc3\xa1bitos de estudios, Elevada carga horaria'), (13, 'Problemas de salud, enfermedad'), (14, 'Problemas econ\xc3\xb3micos'), (15, 'Problemas econ\xc3\xb3micos, Problemas de salud'), (16, 'Problemas familiares'), (17, 'Problemas familiares, Deficiente formaci\xc3\xb3n del bachillerato'), (18, 'Problemas familiares, Mala distribuci\xc3\xb3n del tiempo'), (19, 'Problemas familiares, Problemas econ\xc3\xb3micos, Falta de tiempo para estudiar, Deficientes h\xc3\xa1bitos de estudios'), (20, 'Problemas familiares, Problemas econ\xc3\xb3micos, Falta de tiempo para estudiar, Elevada carga horaria, Mala distribuci\xc3\xb3n del tiempo, Lejan\xc3\xada entre la residencia y la universidad'), (21, 'Problemas familiares, Problemas econ\xc3\xb3micos, Problemas de salud, Problemas vocacionales, Falta de tiempo para asistir a clases, Falta de tiempo para estudiar, Deficientes h\xc3\xa1bitos de estudios'), (22, 'Problemas personales'), (23, 'Problemas personales, Deficientes h\xc3\xa1bitos de estudios'), (24, 'Problemas personales, Deficientes h\xc3\xa1bitos de estudios, Deficiente formaci\xc3\xb3n del bachillerato, Mala distribuci\xc3\xb3n del tiempo'), (25, 'Problemas personales, Falta de tiempo para estudiar'), (26, 'Problemas personales, Falta de tiempo para estudiar, Elevada carga horaria, Mala distribuci\xc3\xb3n del tiempo'), (27, 'Problemas personales, Mala distribuci\xc3\xb3n del tiempo'), (28, 'Problemas personales, Problemas con el/la docente'), (29, 'Problemas personales, Problemas econ\xc3\xb3micos'), (30, 'Problemas personales, Problemas econ\xc3\xb3micos, Problemas de salud, Mala distribuci\xc3\xb3n del tiempo, Problemas con el/la docente'), (31, 'Problemas personales, Problemas familiares, Falta de tiempo para estudiar'), (32, 'Problemas personales, Problemas familiares, Problemas econ\xc3\xb3micos, Problemas de salud, Falta de tiempo para asistir a clases'), (33, 'Problemas vocacionales, Deficiente formaci\xc3\xb3n del bachillerato, Mala distribuci\xc3\xb3n del tiempo'), (34, 'no eh reprobado materias').</text:span></text:p>
      <text:p text:style-name="P49"/>
      <text:p text:style-name="P39"><text:s text:c="7"/>Sireprobounaomasmateriasindiqueelmotivo <text:s/>\</text:p>
      <text:p text:style-name="P39">count <text:s text:c="30"/>190.000000 <text:s text:c="2"/></text:p>
      <text:p text:style-name="P39">mean <text:s text:c="33"/>3.536842 <text:s text:c="2"/></text:p>
      <text:p text:style-name="P39">std <text:s text:c="34"/>8.094430 <text:s text:c="2"/></text:p>
      <text:p text:style-name="P39">min <text:s text:c="34"/>0.000000 <text:s text:c="2"/></text:p>
      <text:p text:style-name="P39">25% <text:s text:c="34"/>0.000000 <text:s text:c="2"/></text:p>
      <text:p text:style-name="P39">50% <text:s text:c="34"/>0.000000 <text:s text:c="2"/></text:p>
      <text:p text:style-name="P39">75% <text:s text:c="34"/>0.000000 <text:s text:c="2"/></text:p>
      <text:p text:style-name="P39">max <text:s text:c="33"/>34.000000 <text:s text:c="2"/></text:p>
      <text:p text:style-name="P39"/>
      <text:p text:style-name="P51">mode(df['Sireprobounaomasmateriasindiqueelmotivo'])</text:p>
      <text:p text:style-name="P51">ModeResult(mode=array([0]), count=array([148]))</text:p>
      <text:p text:style-name="P51"/>
      <text:p text:style-name="P52"><text:soft-page-break/>Podemos observar que la moda por la cual los estudiantes reprobaron materias, fue por problemas económicos.</text:p>
      <text:p text:style-name="P52"/>
      <text:p text:style-name="P53"><text:span text:style-name="T67">13. Columna</text:span><text:span text:style-name="T47"> </text:span><text:span text:style-name="T27">Número.de.materias.inscritas.en.el.semestre.en.curso:</text:span></text:p>
      <text:p text:style-name="P52"><text:s/></text:p>
      <text:p text:style-name="P54">La columna <text:s/><text:span text:style-name="T27">Número.de.materias.inscritas.en.el.semestre.en.curso </text:span><text:span text:style-name="T23">f</text:span><text:span text:style-name="T10">ue </text:span><text:span text:style-name="T11">transformada</text:span><text:span text:style-name="T10"> a </text:span><text:span text:style-name="T11">valores númericos</text:span><text:span text:style-name="T10">. </text:span></text:p>
      <text:p text:style-name="P54"/>
      <text:p text:style-name="P39"><text:s text:c="7"/>Numerodemateriasinscritasenelsemestreencurso <text:s/>\</text:p>
      <text:p text:style-name="P39">count <text:s text:c="35"/>190.000000 <text:s text:c="2"/></text:p>
      <text:p text:style-name="P39">mean <text:s text:c="38"/>3.510526 <text:s text:c="2"/></text:p>
      <text:p text:style-name="P39">std <text:s text:c="39"/>1.612581 <text:s text:c="2"/></text:p>
      <text:p text:style-name="P39">min <text:s text:c="39"/>1.000000 <text:s text:c="2"/></text:p>
      <text:p text:style-name="P39">25% <text:s text:c="39"/>2.000000 <text:s text:c="2"/></text:p>
      <text:p text:style-name="P39">50% <text:s text:c="39"/>4.000000 <text:s text:c="2"/></text:p>
      <text:p text:style-name="P39">75% <text:s text:c="39"/>5.000000 <text:s text:c="2"/></text:p>
      <text:p text:style-name="P39">max <text:s text:c="39"/>7.000000 <text:s text:c="2"/></text:p>
      <text:p text:style-name="P39"/>
      <text:p text:style-name="P54">Podemos observar que la media de materias inscritas es 3 y 4 materias,</text:p>
      <text:p text:style-name="P39"/>
      <text:p text:style-name="P53"><text:span text:style-name="T67">14. Columna</text:span><text:span text:style-name="T47"> </text:span><text:span text:style-name="T27">X.Estás.realizado.tesis...trabajo.de.grado.o.pasantías.de.grado.:</text:span></text:p>
      <text:p text:style-name="P54"/>
      <text:p text:style-name="P27"><text:span text:style-name="T24">La columna </text:span><text:span text:style-name="T27">X.Estás.realizado.tesis...trabajo.de.grado.o.pasantías.de.grado. </text:span><text:span text:style-name="T8">f</text:span><text:span text:style-name="T25">ue categorizada y </text:span><text:span text:style-name="T11">transformada</text:span><text:span text:style-name="T10"> a </text:span><text:span text:style-name="T11">valores númericos, donde cada uno corresponde al siguiente número: </text:span><text:span text:style-name="T8">'No': 0, 'Si': 1.</text:span></text:p>
      <text:p text:style-name="P80"/>
      <text:p text:style-name="P39"><text:s text:c="7"/>Seencuentrarealizandotesisopasantiasdegrado <text:s/>\</text:p>
      <text:p text:style-name="P39">count <text:s text:c="34"/>190.000000 <text:s text:c="2"/></text:p>
      <text:p text:style-name="P39">mean <text:s text:c="37"/>0.252632 <text:s text:c="2"/></text:p>
      <text:p text:style-name="P39">std <text:s text:c="38"/>0.435669 <text:s text:c="2"/></text:p>
      <text:p text:style-name="P39">min <text:s text:c="38"/>0.000000 <text:s text:c="2"/></text:p>
      <text:p text:style-name="P39">25% <text:s text:c="38"/>0.000000 <text:s text:c="2"/></text:p>
      <text:p text:style-name="P39">50% <text:s text:c="38"/>0.000000 <text:s text:c="2"/></text:p>
      <text:p text:style-name="P39">75% <text:s text:c="38"/>0.750000 <text:s text:c="2"/></text:p>
      <text:p text:style-name="P39">max <text:s text:c="38"/>1.000000 <text:s text:c="2"/></text:p>
      <text:p text:style-name="P39"/>
      <text:p text:style-name="P39"/>
      <text:p text:style-name="P57"><text:span text:style-name="T68">15. <text:s/>Columna </text:span><text:span text:style-name="T27">Tesis...trabajo.de.grado.o.pasantías.de.grado:</text:span></text:p>
      <text:p text:style-name="P56"/>
      <text:p text:style-name="P55">La columna <text:s/><text:span text:style-name="T27">Tesis...trabajo.de.grado.o.pasantías.de.grado </text:span><text:span text:style-name="T23">f</text:span><text:span text:style-name="T10">ue </text:span><text:span text:style-name="T11">transformada</text:span><text:span text:style-name="T10"> a </text:span><text:span text:style-name="T11">valores númericos</text:span><text:span text:style-name="T10">. </text:span></text:p>
      <text:p text:style-name="P79"/>
      <text:p text:style-name="P39"><text:s text:c="7"/>Cantidaddevecesqueharealizadotesisopasantiasdegrado <text:s/>\</text:p>
      <text:p text:style-name="P39">count <text:s text:c="40"/>190.000000 <text:s text:c="4"/></text:p>
      <text:p text:style-name="P39">mean <text:s text:c="43"/>0.368421 <text:s text:c="4"/></text:p>
      <text:p text:style-name="P39">std <text:s text:c="44"/>0.735389 <text:s text:c="4"/></text:p>
      <text:p text:style-name="P39">min <text:s text:c="44"/>0.000000 <text:s text:c="4"/></text:p>
      <text:p text:style-name="P39">25% <text:s text:c="44"/>0.000000 <text:s text:c="4"/></text:p>
      <text:p text:style-name="P39">50% <text:s text:c="44"/>0.000000 <text:s text:c="4"/></text:p>
      <text:p text:style-name="P39">75% <text:s text:c="44"/>1.000000 <text:s text:c="4"/></text:p>
      <text:p text:style-name="P39">max <text:s text:c="44"/>3.000000 <text:s text:c="2"/></text:p>
      <text:p text:style-name="P39"><text:soft-page-break/></text:p>
      <text:p text:style-name="P58">Donde podemos observar que la media de los estudiantes no ha realizado ninguna de estas actividades.</text:p>
      <text:p text:style-name="P39"/>
      <text:p text:style-name="P59"><text:span text:style-name="T68">16. <text:s/>Columna </text:span><text:span text:style-name="T52">Procedencia </text:span><text:span text:style-name="T53">y </text:span><text:span text:style-name="T27">Lugar.donde.reside.mientras.estudia.en.el.Universidad:</text:span></text:p>
      <text:p text:style-name="P59"/>
      <text:p text:style-name="P28"><text:span text:style-name="T24">La columna </text:span><text:span text:style-name="T29">Procedencia</text:span><text:span text:style-name="T27"> </text:span><text:span text:style-name="T8">f</text:span><text:span text:style-name="T25">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28"/>
      <text:p text:style-name="P81"/>
      <text:p text:style-name="P28"><text:span text:style-name="T25">La columna </text:span><text:span text:style-name="T31">Lugar.donde.reside.mientras.estudia.en.el.Universidad </text:span><text:span text:style-name="T11">f</text:span><text:span text:style-name="T25">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59"/>
      <text:p text:style-name="P58"><text:s/><text:tab/><text:tab/>Procedencia <text:s/>LugardonderesidemientrasestudiaenlaUniversidad <text:s/>\</text:p>
      <text:p text:style-name="P58">count <text:s text:c="2"/>190.000000 <text:s text:c="37"/>190.000000 <text:s text:c="2"/></text:p>
      <text:p text:style-name="P58">mean <text:s text:c="5"/>4.926316 <text:s text:c="39"/>2.926316 <text:s text:c="2"/></text:p>
      <text:p text:style-name="P58">std <text:s text:c="6"/>5.809574 <text:s text:c="39"/>2.804917 <text:s text:c="2"/></text:p>
      <text:p text:style-name="P58">min <text:s text:c="6"/>0.000000 <text:s text:c="39"/>0.000000 <text:s text:c="2"/></text:p>
      <text:p text:style-name="P58">25% <text:s text:c="6"/>2.000000 <text:s text:c="39"/>2.000000 <text:s text:c="2"/></text:p>
      <text:p text:style-name="P58">50% <text:s text:c="6"/>2.000000 <text:s text:c="39"/>2.000000 <text:s text:c="2"/></text:p>
      <text:p text:style-name="P58">75% <text:s text:c="6"/>6.000000 <text:s text:c="39"/>4.000000 <text:s text:c="2"/></text:p>
      <text:p text:style-name="P58">max <text:s text:c="5"/>25.000000 <text:s text:c="38"/>19.000000 <text:s text:c="2"/></text:p>
      <text:p text:style-name="P58"/>
      <text:p text:style-name="P60">mode(df['Procedencia'])</text:p>
      <text:p text:style-name="P60">ModeResult(mode=array([2]), count=array([73]))</text:p>
      <text:p text:style-name="P60"/>
      <text:p text:style-name="P62">mode(df['LugardonderesidemientrasestudiaenlaUniversidad']) </text:p>
      <text:p text:style-name="P62">ModeResult(mode=array([2]), count=array([90]))</text:p>
      <text:p text:style-name="P62"/>
      <text:p text:style-name="P61">Podemos observar <text:span text:style-name="T69">que la moda, es que los estudiantes proceden del </text:span><text:span text:style-name="T18">Municipio Libertador Caracas </text:span><text:span text:style-name="T19">y el lugar donde residen mientras estudian en la universidad es el </text:span><text:span text:style-name="T18">Municipio Libertador Caracas.</text:span></text:p>
      <text:p text:style-name="P61"/>
      <text:p text:style-name="P63"><text:span text:style-name="T18">1</text:span><text:span text:style-name="T19">7. </text:span><text:span text:style-name="T20">Columna </text:span><text:span text:style-name="T27">Personas.con.las.cuales.usted.vive..mientras.estudia.en.la.universidad.:</text:span></text:p>
      <text:p text:style-name="P62"/>
      <text:p text:style-name="P29"><text:span text:style-name="T25">La columna </text:span><text:span text:style-name="T31">Personas.con.las.cuales.usted.vive..mientras.estudia.en.la.universidad. </text:span><text:span text:style-name="T11">f</text:span><text:span text:style-name="T25">ue categorizada y </text:span><text:span text:style-name="T11">transformada</text:span><text:span text:style-name="T10"> a </text:span><text:span text:style-name="T11">valores númericos, donde cada uno corresponde al siguiente número: </text:span><text:span text:style-name="T20">residencia estudiantil':0, 'recidencia':0, 'residencia':0,'Residencia':0,'Esposo (a) Hijos (as) ': 1,'Esposo (a) Hijos (as)\xc2\xa0': 1, 'Familiares paternos': 2, 'Madre': 3,'Familiares maternos': 4, 'Ambos padres': 5, 'Mi Mamá y mi hijo ': 6,'Padre': 7, 'Amigos': 8, 'madre y su esposo,abuela,y mi esposo': 9,'hermana': 10, 'Hermana': 10, 'dos hermanos':11, 'OTROS INQUILINOS': 12, 'hermanas':13, 'madre y hermana': 14, 'madre y hermanos':15, 'Madre y Hermanos':15, 'prima': 16, 'madrina':17, 'sola': 18, 'Mamá y </text:span><text:soft-page-break/><text:span text:style-name="T20">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29"/>
      <text:p text:style-name="P58"><text:s text:c="7"/>Personasconlascualesustedvivemientrasestudiaenlauniversidad <text:s/>\</text:p>
      <text:p text:style-name="P58">count <text:s text:c="40"/>190.000000 <text:s text:c="12"/></text:p>
      <text:p text:style-name="P58">mean <text:s text:c="43"/>6.284211 <text:s text:c="12"/></text:p>
      <text:p text:style-name="P58">std <text:s text:c="44"/>6.365687 <text:s text:c="12"/></text:p>
      <text:p text:style-name="P58">min <text:s text:c="44"/>0.000000 <text:s text:c="12"/></text:p>
      <text:p text:style-name="P58">25% <text:s text:c="44"/>3.000000 <text:s text:c="12"/></text:p>
      <text:p text:style-name="P58">50% <text:s text:c="44"/>5.000000 <text:s text:c="12"/></text:p>
      <text:p text:style-name="P58">75% <text:s text:c="44"/>5.000000 <text:s text:c="12"/></text:p>
      <text:p text:style-name="P58">max <text:s text:c="43"/>32.000000 <text:s text:c="12"/></text:p>
      <text:p text:style-name="P58"/>
      <text:p text:style-name="P58"/>
      <text:p text:style-name="P64">mode(df['Personasconlascualesustedvivemientrasestudiaenlauniversidad']) </text:p>
      <text:p text:style-name="P64">ModeResult(mode=array([3]), count=array([60]))</text:p>
      <text:p text:style-name="P64"/>
      <text:p text:style-name="P64">Podemos observar que la moda es que los estudiantes viven con su madre mientras estudian en la universidad.</text:p>
      <text:p text:style-name="P64"/>
      <text:p text:style-name="P66"><text:span text:style-name="T70">18. Columna</text:span><text:span text:style-name="T48"> </text:span><text:span text:style-name="T27">Tipo.de.vivienda.donde.reside.mientras.estudia.en.la.universidad:</text:span></text:p>
      <text:p text:style-name="P65"/>
      <text:p text:style-name="P67">La columna <text:s/><text:span text:style-name="T27">Tipo.de.vivienda.donde.reside.mientras.estudia.en.la.universidad </text:span><text:span text:style-name="T11">f</text:span><text:span text:style-name="T25">ue categorizada y </text:span><text:span text:style-name="T11">transformada</text:span><text:span text:style-name="T10"> a </text:span><text:span text:style-name="T11">valores númericos, donde cada uno corresponde al siguiente número: </text:span><text:span text:style-name="T8">'Quinta o casa quinta':0, 'Apartamento en edifico': 1, 'Casa en barrio urbano': 2, 'Habitación alquilada': 3,'Casa de vecindad': 4, 'Residencia estudiantil': 5, 'Apartamento en quinta - casa quinta o casa': 6,'conserjería ': 7, 'Casa en barrio rural': 8, 'Casa de vecindad': 9,'casa': 10.</text:span></text:p>
      <text:p text:style-name="P67"/>
      <text:p text:style-name="P58"><text:s text:c="7"/><text:tab/><text:tab/><text:tab/>Tipodeviviendadonderesidemientrasestudiaenlauniversidad <text:s/>\</text:p>
      <text:p text:style-name="P58">count <text:s text:c="40"/>190.000000 <text:s text:c="8"/></text:p>
      <text:p text:style-name="P58">mean <text:s text:c="43"/>2.205263 <text:s text:c="8"/></text:p>
      <text:p text:style-name="P58">std <text:s text:c="44"/>2.183385 <text:s text:c="8"/></text:p>
      <text:p text:style-name="P58">min <text:s text:c="44"/>0.000000 <text:s text:c="8"/></text:p>
      <text:p text:style-name="P58">25% <text:s text:c="44"/>1.000000 <text:s text:c="8"/></text:p>
      <text:p text:style-name="P58">50% <text:s text:c="44"/>1.000000 <text:s text:c="8"/></text:p>
      <text:p text:style-name="P58">75% <text:s text:c="44"/>2.000000 <text:s text:c="8"/></text:p>
      <text:p text:style-name="P58">max <text:s text:c="43"/>10.000000 <text:s text:c="8"/></text:p>
      <text:p text:style-name="P58"/>
      <text:p text:style-name="P69">mode(df['Tipodeviviendadonderesidemientrasestudiaenlauniversidad']) </text:p>
      <text:p text:style-name="P69">ModeResult(mode=array([1]), count=array([85]))</text:p>
      <text:p text:style-name="P69"/>
      <text:p text:style-name="P69">Podemos observar que la moda es que los estudiantes vivan en apartamentos en edificios.</text:p>
      <text:p text:style-name="P69"/>
      <text:p text:style-name="P71"><text:span text:style-name="T71">19. <text:s/>Columna </text:span><text:span text:style-name="T27">En.caso.de.vivir.en.habitación.alquilada.o.residencia.estudiantil..indique.el.monto.mensual:</text:span></text:p>
      <text:p text:style-name="P58"/>
      <text:p text:style-name="P58"><text:s text:c="7"/>Encasodevivirenhabitacionalquiladaoresidenciaestudiantilindiqueelmontomensual <text:s/>\</text:p>
      <text:p text:style-name="P58"><text:soft-page-break/>count <text:s text:c="40"/>190.000000 <text:s text:c="30"/></text:p>
      <text:p text:style-name="P58">mean <text:s text:c="41"/>384.973684 <text:s text:c="30"/></text:p>
      <text:p text:style-name="P58">std <text:s text:c="41"/>1164.331279 <text:s text:c="30"/></text:p>
      <text:p text:style-name="P58">min <text:s text:c="44"/>0.000000 <text:s text:c="30"/></text:p>
      <text:p text:style-name="P58">25% <text:s text:c="44"/>0.000000 <text:s text:c="30"/></text:p>
      <text:p text:style-name="P58">50% <text:s text:c="44"/>0.000000 <text:s text:c="30"/></text:p>
      <text:p text:style-name="P58">75% <text:s text:c="44"/>0.000000 <text:s text:c="30"/></text:p>
      <text:p text:style-name="P58">max <text:s text:c="41"/>6500.000000 <text:s text:c="30"/></text:p>
      <text:p text:style-name="P58"/>
      <text:p text:style-name="P70">(respondieron['Encasodevivirenhabitacionalquiladaoresidenciaestudiantilindiqueelmontomensual']).mean()</text:p>
      <text:p text:style-name="P70">3180.217391304348</text:p>
      <text:p text:style-name="P70"/>
      <text:p text:style-name="P70">Podemos observar que la media de los que respondieron, es de 3180,21.</text:p>
      <text:p text:style-name="P70"/>
      <text:p text:style-name="P73"><text:span text:style-name="T72">20. Columna </text:span><text:span text:style-name="T27">Dirección.donde.se.encuentra.ubicada.la.residencia.o.habitación.alquilada:</text:span></text:p>
      <text:p text:style-name="P73"/>
      <text:p text:style-name="P68"><text:span text:style-name="T27">La columna <text:s/>Dirección.donde.se.encuentra.ubicada.la.residencia.o.habitación.alquilada </text:span><text:span text:style-name="T11">f</text:span><text:span text:style-name="T25">ue categorizada y </text:span><text:span text:style-name="T11">transformada</text:span><text:span text:style-name="T10"> a </text:span><text:span text:style-name="T11">valores númericos, donde cada uno corresponde al siguiente número: </text:span><text:span text:style-name="T21">1, ' Plaza La concordia. Parroquia Santa Teresa. Centro'), (2, '(Vivienda propia), urbanizaci\xc3\xb3n Ra\xc3\xbal Leoni Casalta 3, residencias Salto \xc3\x81ngel bloque 8 piso 11, apartamento 06 - Propatria'), (3, '23 de Enero'), (4, 'ANTIMANO BARIO NUEVO CASA52'), (5, 'AV. LEONARDO RUIZ PINEDA RES. HORNOS DE CAL TORRE C PISO 5 ,APTO. 58C, SAN AGUSTIN DEL SUR.'), (6, 'AVENIDA SANZ. CALLE SECTOR CONVENTO 1. EL MARQUES - LA CALIFORNIA NORTE. EDIFICIO CONTINENTAL. PISO 10. APTO 103. '), (7, 'Altagracia norte 4, esq. De salas.'), (8, 'Av Sanz calle convento II El Marques Edo. Miranda'), (9, 'Av. Alma Mater Qta, Carmen Los Chaguaramos'), (10, 'Av. Alma Mater Qta. Carmen Los Chaguaramos '), (11, 'Av. Alma Mater Qta. Carmen Los chaguaramos'), (12, 'Av. Almamater. Edificio Romeo. Piso 6. Apartamento 136'), (13, 'Av. Guzm\xc3\xa1n Blanco, cota 905. Res. La Veguita. Edif Los Monjes. Piso 9 '), (14, 'Av. Principal San Souci con Av. Francisco Solano, Municipio Cacao, Edf. Mijao, PB, Apart. #3.'), (15, 'Avenida Luis Roche de Altamira, municipio Chacao, edf. Sassola, piso 2 apto. 23. '), (16, 'CALLE EL DESVIO, DIAGONAL A LA AV. NUEVA GRANADA. URB. LA BANDERA. PARROQUIA SANTA ROSALIA. MUNICIPIO LIBERTADOR.'), (17, 'Calle la providencia Edf Mary Piso 2 Apto 4. El cementerio'), (18, 'Caracas. Municipio Libertador. Jardines del Valle'), (19, 'Distrito Libertador. Municipio Libertador URB. La campi\xc3\xb1a Calle los mangos. Residencia Villa Magna piso 02'), (20, 'EL PARAISO '), (21, 'Edificio Doralta. Avenida Las Acacias.Caracas.'), (22, 'Entre cuarta y quinta transversal monte cristo los ruices '), (23, 'Esquina de Amadores. Edif. Jose Gregorio Apart 23 piso 2 parroquia altagracia- caracas'), (24, 'Final Pasaje 11 Callle Carbonell Casa N 10 El Amparo Catia '), (25, 'Guarenas, Edo. Miranda Urb. Oropeza Castillo, zona 1, vereda 14, casa1'), (26, 'LOS ROSALES. AV EL PASEO. QUINTA VILLA COROMOTO'), (27, 'Municipio Libertador, Parroquia San Pedro. Urb. Valle Abajo, Residencias Valle Abajo, Torre F Piso 4, Apto 4-1.'), (28, 'Palo verde. Calle Jose Feliz Ribas. Residencias Jose Gregorio Hernandez. Torre A. Piso 3. Apartamento 34'), (29, 'Plaza Venezuela'), (30, 'Sta. Eduvigis, Municipio Sucre, Caracas.'), (31, 'Urb. La Rosaleda Sur, Edf. Atabapo'), (32, 'Urbanizaci\xc3\xb3n Cumbres de Curumo, Avenida Principal, Edificio Araucaria'), (33, 'av principal francisco de miranda, boleita sur, edificio sarina piso 4 apartamento 4-1.'), (34, 'calle miranda, chacao'), (35, 'calle soublette casa numero 19 sector borde sequia cerca del jardin numero 1 guarenas pueblo '), (36, 'caracas san agustin del norte esquina arismendi'), (37, 'colinas de Bello Monte av-Caurimare edf-san antonio de padua piso uno apartamento uno'), (38, 'el cementerio Av. Soosevelt, sector los jabillos, , quinta floriver'), (39, 'el junquito, km 12, urbanizacion luis hurtado, calle el </text:span><text:soft-page-break/><text:span text:style-name="T21">campesino, casa sin numero'), (40, 'los Teques, municipio Guaicaipuro, urbanizaci\xc3\xb3n El Paso bloque 2 edificio 2 piso 3 apartamento 04'), (41, 'los valles del tuy. Edif virgen del valle. sabana de la cruz. apartamento 3'), (42, 'parroquia petare,urbanizacion el llanito, edf.orinoco, piso 1 apto 2'), (43, 'urb horizonte, av petare, qta merpe, el marques'), (44, 'urbanizacion el marques av sanz edificio bremen piso 4 apartamento 44')</text:span></text:p>
      <text:p text:style-name="P72"/>
      <text:p text:style-name="P58"><text:s text:c="7"/>Direcciondondeseencuentraubicadalaresidenciaohabitacionalquilada <text:s/>\</text:p>
      <text:p text:style-name="P58">count <text:s text:c="40"/>190.000000 <text:s text:c="17"/></text:p>
      <text:p text:style-name="P58">mean <text:s text:c="43"/>5.336842 <text:s text:c="17"/></text:p>
      <text:p text:style-name="P58">std <text:s text:c="43"/>11.393501 <text:s text:c="17"/></text:p>
      <text:p text:style-name="P58">min <text:s text:c="44"/>0.000000 <text:s text:c="17"/></text:p>
      <text:p text:style-name="P58">25% <text:s text:c="44"/>0.000000 <text:s text:c="17"/></text:p>
      <text:p text:style-name="P58">50% <text:s text:c="44"/>0.000000 <text:s text:c="17"/></text:p>
      <text:p text:style-name="P58">75% <text:s text:c="44"/>0.000000 <text:s text:c="17"/></text:p>
      <text:p text:style-name="P58">max <text:s text:c="43"/>44.000000 <text:s text:c="17"/></text:p>
      <text:p text:style-name="P58"/>
      <text:p text:style-name="P75"><text:span text:style-name="T73">21. Columna </text:span><text:span text:style-name="T27">X.Contrajo.Matrimonio.:</text:span></text:p>
      <text:p text:style-name="P74"/>
      <text:p text:style-name="P30"><text:span text:style-name="T22">La columna </text:span><text:span text:style-name="T32">X.Contrajo.Matrimonio. </text:span><text:span text:style-name="T8">f</text:span><text:span text:style-name="T25">ue categorizada y </text:span><text:span text:style-name="T11">transformada</text:span><text:span text:style-name="T10"> a </text:span><text:span text:style-name="T11">valores númericos, donde cada uno corresponde al siguiente número: </text:span><text:span text:style-name="T8">'No': 0, 'Si': 1.</text:span></text:p>
      <text:p text:style-name="P30"/>
      <text:p text:style-name="P58"><text:s text:c="7"/>Contrajomatrimonio <text:s/>\</text:p>
      <text:p text:style-name="P58">count <text:s text:c="9"/>190.000000 <text:s text:c="2"/></text:p>
      <text:p text:style-name="P58">mean <text:s text:c="12"/>0.005263 <text:s text:c="2"/></text:p>
      <text:p text:style-name="P58">std <text:s text:c="13"/>0.072548 <text:s text:c="2"/></text:p>
      <text:p text:style-name="P58">min <text:s text:c="13"/>0.000000 <text:s text:c="2"/></text:p>
      <text:p text:style-name="P58">25% <text:s text:c="13"/>0.000000 <text:s text:c="2"/></text:p>
      <text:p text:style-name="P58">50% <text:s text:c="13"/>0.000000 <text:s text:c="2"/></text:p>
      <text:p text:style-name="P58">75% <text:s text:c="13"/>0.000000 <text:s text:c="2"/></text:p>
      <text:p text:style-name="P58">max <text:s text:c="13"/>1.000000 <text:s text:c="2"/></text:p>
      <text:p text:style-name="P58"/>
      <text:p text:style-name="P76">mode(df['Contrajomatrimonio'])</text:p>
      <text:p text:style-name="P76">ModeResult(mode=array(['0'], dtype=object), count=array([189]))</text:p>
      <text:p text:style-name="P76"/>
      <text:p text:style-name="P76">Podemos observar que la moda es que los estudiantes no se han casado.</text:p>
      <text:p text:style-name="P76"/>
      <text:p text:style-name="P58"><text:s text:c="7"/>HasolicitadoalgunotrobeneficioalaUniversidaduotraInstitucion <text:s/>\</text:p>
      <text:p text:style-name="P58">count <text:s text:c="40"/>190.000000 <text:s text:c="13"/></text:p>
      <text:p text:style-name="P58">mean <text:s text:c="43"/>0.068421 <text:s text:c="13"/></text:p>
      <text:p text:style-name="P58">std <text:s text:c="44"/>0.253134 <text:s text:c="13"/></text:p>
      <text:p text:style-name="P58">min <text:s text:c="44"/>0.000000 <text:s text:c="13"/></text:p>
      <text:p text:style-name="P58">25% <text:s text:c="44"/>0.000000 <text:s text:c="13"/></text:p>
      <text:p text:style-name="P58">50% <text:s text:c="44"/>0.000000 <text:s text:c="13"/></text:p>
      <text:p text:style-name="P58">75% <text:s text:c="44"/>0.000000 <text:s text:c="13"/></text:p>
      <text:p text:style-name="P58">max <text:s text:c="44"/>1.000000 <text:s text:c="13"/></text:p>
      <text:p text:style-name="P58"/>
      <text:p text:style-name="P58"><text:s text:c="7"/>Encasoafirmativosenaleelanodelasolicitudinstitucionymotivo <text:s/>\</text:p>
      <text:p text:style-name="P58">count <text:s text:c="40"/>190.000000 <text:s text:c="11"/></text:p>
      <text:p text:style-name="P58">mean <text:s text:c="43"/>0.478947 <text:s text:c="11"/></text:p>
      <text:p text:style-name="P58"><text:soft-page-break/>std <text:s text:c="44"/>2.025519 <text:s text:c="11"/></text:p>
      <text:p text:style-name="P58">min <text:s text:c="44"/>0.000000 <text:s text:c="11"/></text:p>
      <text:p text:style-name="P58">25% <text:s text:c="44"/>0.000000 <text:s text:c="11"/></text:p>
      <text:p text:style-name="P58">50% <text:s text:c="44"/>0.000000 <text:s text:c="11"/></text:p>
      <text:p text:style-name="P58">75% <text:s text:c="44"/>0.000000 <text:s text:c="11"/></text:p>
      <text:p text:style-name="P58">max <text:s text:c="43"/>13.000000 <text:s text:c="11"/></text:p>
      <text:p text:style-name="P58"/>
      <text:p text:style-name="P58"><text:s text:c="7"/>Seencuentraustedrealizandoalgunaactividadquelegenereingresos <text:s/>\</text:p>
      <text:p text:style-name="P58">count <text:s text:c="40"/>190.000000 <text:s text:c="13"/></text:p>
      <text:p text:style-name="P58">mean <text:s text:c="43"/>0.021053 <text:s text:c="13"/></text:p>
      <text:p text:style-name="P58">std <text:s text:c="44"/>0.143939 <text:s text:c="13"/></text:p>
      <text:p text:style-name="P58">min <text:s text:c="44"/>0.000000 <text:s text:c="13"/></text:p>
      <text:p text:style-name="P58">25% <text:s text:c="44"/>0.000000 <text:s text:c="13"/></text:p>
      <text:p text:style-name="P58">50% <text:s text:c="44"/>0.000000 <text:s text:c="13"/></text:p>
      <text:p text:style-name="P58">75% <text:s text:c="44"/>0.000000 <text:s text:c="13"/></text:p>
      <text:p text:style-name="P58">max <text:s text:c="44"/>1.000000 <text:s text:c="13"/></text:p>
      <text:p text:style-name="P58"/>
      <text:p text:style-name="P58"><text:s/>Encasodeserafirmativoindiquetipodeactividadysufrecuencia <text:s/>\</text:p>
      <text:p text:style-name="P58">count <text:s text:c="40"/>190.000000 <text:s text:c="9"/></text:p>
      <text:p text:style-name="P58">mean <text:s text:c="43"/>0.052632 <text:s text:c="9"/></text:p>
      <text:p text:style-name="P58">std <text:s text:c="44"/>0.394899 <text:s text:c="9"/></text:p>
      <text:p text:style-name="P58">min <text:s text:c="44"/>0.000000 <text:s text:c="9"/></text:p>
      <text:p text:style-name="P58">25% <text:s text:c="44"/>0.000000 <text:s text:c="9"/></text:p>
      <text:p text:style-name="P58">50% <text:s text:c="44"/>0.000000 <text:s text:c="9"/></text:p>
      <text:p text:style-name="P58">75% <text:s text:c="44"/>0.000000 <text:s text:c="9"/></text:p>
      <text:p text:style-name="P58">max <text:s text:c="44"/>4.000000 <text:s text:c="9"/></text:p>
      <text:p text:style-name="P58"/>
      <text:p text:style-name="P58"><text:s text:c="7"/>Montomensualdelabeca <text:s/>Aportemensualquelebrindasuresponsableeconomico <text:s/>\</text:p>
      <text:p text:style-name="P58">count <text:s text:c="11"/>190.000000 <text:s text:c="37"/>190.000000 <text:s text:c="2"/></text:p>
      <text:p text:style-name="P58">mean <text:s text:c="11"/>1566.315789 <text:s text:c="36"/>1618.947368 <text:s text:c="2"/></text:p>
      <text:p text:style-name="P58">std <text:s text:c="13"/>987.861302 <text:s text:c="36"/>1414.871485 <text:s text:c="2"/></text:p>
      <text:p text:style-name="P58">min <text:s text:c="13"/>200.000000 <text:s text:c="39"/>0.000000 <text:s text:c="2"/></text:p>
      <text:p text:style-name="P58">25% <text:s text:c="12"/>1500.000000 <text:s text:c="37"/>600.000000 <text:s text:c="2"/></text:p>
      <text:p text:style-name="P58">50% <text:s text:c="12"/>1500.000000 <text:s text:c="36"/>1000.000000 <text:s text:c="2"/></text:p>
      <text:p text:style-name="P58">75% <text:s text:c="12"/>1500.000000 <text:s text:c="36"/>2000.000000 <text:s text:c="2"/></text:p>
      <text:p text:style-name="P58">max <text:s text:c="11"/>15000.000000 <text:s text:c="36"/>9000.000000 <text:s text:c="2"/></text:p>
      <text:p text:style-name="P58"/>
      <text:p text:style-name="P58"><text:s text:c="7"/>Aportemensualquerecibedefamiliaresoamigos <text:s/>\</text:p>
      <text:p text:style-name="P58">count <text:s text:c="32"/>190.000000 <text:s text:c="2"/></text:p>
      <text:p text:style-name="P58">mean <text:s text:c="33"/>331.763158 <text:s text:c="2"/></text:p>
      <text:p text:style-name="P58">std <text:s text:c="34"/>718.473302 <text:s text:c="2"/></text:p>
      <text:p text:style-name="P58">min <text:s text:c="36"/>0.000000 <text:s text:c="2"/></text:p>
      <text:p text:style-name="P58">25% <text:s text:c="36"/>0.000000 <text:s text:c="2"/></text:p>
      <text:p text:style-name="P58">50% <text:s text:c="36"/>0.000000 <text:s text:c="2"/></text:p>
      <text:p text:style-name="P58">75% <text:s text:c="34"/>500.000000 <text:s text:c="2"/></text:p>
      <text:p text:style-name="P58">max <text:s text:c="33"/>5000.000000 <text:s text:c="2"/></text:p>
      <text:p text:style-name="P58"/>
      <text:p text:style-name="P58"><text:s text:c="7"/>Ingresomensualquerecibeporactividadesadestajooporhoras <text:s/>\</text:p>
      <text:p text:style-name="P58">count <text:s text:c="40"/>190.000000 <text:s text:c="7"/></text:p>
      <text:p text:style-name="P58"><text:soft-page-break/>mean <text:s text:c="41"/>107.894737 <text:s text:c="7"/></text:p>
      <text:p text:style-name="P58">std <text:s text:c="42"/>419.360548 <text:s text:c="7"/></text:p>
      <text:p text:style-name="P58">min <text:s text:c="44"/>0.000000 <text:s text:c="7"/></text:p>
      <text:p text:style-name="P58">25% <text:s text:c="44"/>0.000000 <text:s text:c="7"/></text:p>
      <text:p text:style-name="P58">50% <text:s text:c="44"/>0.000000 <text:s text:c="7"/></text:p>
      <text:p text:style-name="P58">75% <text:s text:c="44"/>0.000000 <text:s text:c="7"/></text:p>
      <text:p text:style-name="P58">max <text:s text:c="41"/>3000.000000 <text:s text:c="7"/></text:p>
      <text:p text:style-name="P58"/>
      <text:p text:style-name="P58"><text:s text:c="7"/>Ingresomensualtotal <text:s/>Gastosenalimentacionpersonal <text:s/>\</text:p>
      <text:p text:style-name="P58">count <text:s text:c="10"/>190.000000 <text:s text:c="19"/>190.000000 <text:s text:c="2"/></text:p>
      <text:p text:style-name="P58">mean <text:s text:c="10"/>3624.921053 <text:s text:c="18"/>1232.368421 <text:s text:c="2"/></text:p>
      <text:p text:style-name="P58">std <text:s text:c="11"/>2042.712202 <text:s text:c="18"/>2319.777441 <text:s text:c="2"/></text:p>
      <text:p text:style-name="P58">min <text:s text:c="11"/>1500.000000 <text:s text:c="21"/>0.000000 <text:s text:c="2"/></text:p>
      <text:p text:style-name="P58">25% <text:s text:c="11"/>2500.000000 <text:s text:c="19"/>412.500000 <text:s text:c="2"/></text:p>
      <text:p text:style-name="P58">50% <text:s text:c="11"/>3000.000000 <text:s text:c="18"/>1000.000000 <text:s text:c="2"/></text:p>
      <text:p text:style-name="P58">75% <text:s text:c="11"/>4275.000000 <text:s text:c="18"/>1500.000000 <text:s text:c="2"/></text:p>
      <text:p text:style-name="P58">max <text:s text:c="10"/>17000.000000 <text:s text:c="17"/>30000.000000 <text:s text:c="2"/></text:p>
      <text:p text:style-name="P58"/>
      <text:p text:style-name="P58"><text:s text:c="7"/>Gastosentransportepersonal <text:s/>Gastosmedicospersonal <text:s/>\</text:p>
      <text:p text:style-name="P58">count <text:s text:c="17"/>190.000000 <text:s text:c="13"/>190.00000 <text:s text:c="2"/></text:p>
      <text:p text:style-name="P58">mean <text:s text:c="18"/>608.084211 <text:s text:c="13"/>345.00000 <text:s text:c="2"/></text:p>
      <text:p text:style-name="P58">std <text:s text:c="19"/>588.287366 <text:s text:c="13"/>869.69176 <text:s text:c="2"/></text:p>
      <text:p text:style-name="P58">min <text:s text:c="21"/>0.000000 <text:s text:c="15"/>0.00000 <text:s text:c="2"/></text:p>
      <text:p text:style-name="P58">25% <text:s text:c="19"/>250.000000 <text:s text:c="15"/>0.00000 <text:s text:c="2"/></text:p>
      <text:p text:style-name="P58">50% <text:s text:c="19"/>500.000000 <text:s text:c="15"/>0.00000 <text:s text:c="2"/></text:p>
      <text:p text:style-name="P58">75% <text:s text:c="19"/>750.000000 <text:s text:c="13"/>500.00000 <text:s text:c="2"/></text:p>
      <text:p text:style-name="P58">max <text:s text:c="18"/>3500.000000 <text:s text:c="11"/>10000.00000 <text:s text:c="2"/></text:p>
      <text:p text:style-name="P58"/>
      <text:p text:style-name="P58"><text:s text:c="7"/>Gastosodontologicospersonal <text:s/>Gastospersonales <text:s/>\</text:p>
      <text:p text:style-name="P58">count <text:s text:c="18"/>190.000000 <text:s text:c="7"/>190.000000 <text:s text:c="2"/></text:p>
      <text:p text:style-name="P58">mean <text:s text:c="19"/>194.736842 <text:s text:c="7"/>569.000000 <text:s text:c="2"/></text:p>
      <text:p text:style-name="P58">std <text:s text:c="20"/>443.529237 <text:s text:c="7"/>557.436071 <text:s text:c="2"/></text:p>
      <text:p text:style-name="P58">min <text:s text:c="22"/>0.000000 <text:s text:c="9"/>0.000000 <text:s text:c="2"/></text:p>
      <text:p text:style-name="P58">25% <text:s text:c="22"/>0.000000 <text:s text:c="7"/>200.000000 <text:s text:c="2"/></text:p>
      <text:p text:style-name="P58">50% <text:s text:c="22"/>0.000000 <text:s text:c="7"/>500.000000 <text:s text:c="2"/></text:p>
      <text:p text:style-name="P58">75% <text:s text:c="22"/>0.000000 <text:s text:c="7"/>800.000000 <text:s text:c="2"/></text:p>
      <text:p text:style-name="P58">max <text:s text:c="19"/>2500.000000 <text:s text:c="6"/>3000.000000 <text:s text:c="2"/></text:p>
      <text:p text:style-name="P58"/>
      <text:p text:style-name="P58"><text:s text:c="7"/>Gastosenresidenciaohabitacionalquiladapersonal <text:s/>\</text:p>
      <text:p text:style-name="P58">count <text:s text:c="37"/>190.000000 <text:s text:c="2"/></text:p>
      <text:p text:style-name="P58">mean <text:s text:c="38"/>300.894737 <text:s text:c="2"/></text:p>
      <text:p text:style-name="P58">std <text:s text:c="38"/>1039.751568 <text:s text:c="2"/></text:p>
      <text:p text:style-name="P58">min <text:s text:c="41"/>0.000000 <text:s text:c="2"/></text:p>
      <text:p text:style-name="P58">25% <text:s text:c="41"/>0.000000 <text:s text:c="2"/></text:p>
      <text:p text:style-name="P58">50% <text:s text:c="41"/>0.000000 <text:s text:c="2"/></text:p>
      <text:p text:style-name="P58">75% <text:s text:c="41"/>0.000000 <text:s text:c="2"/></text:p>
      <text:p text:style-name="P58">max <text:s text:c="38"/>6500.000000 <text:s text:c="2"/></text:p>
      <text:p text:style-name="P58"/>
      <text:p text:style-name="P58"><text:s text:c="7"/>GastosenMaterialesdeestudiopersonal <text:s/></text:p>
      <text:p text:style-name="P58"><text:soft-page-break/>count <text:s text:c="26"/>190.000000 <text:s/></text:p>
      <text:p text:style-name="P58">mean <text:s text:c="26"/>1040.894737 <text:s/></text:p>
      <text:p text:style-name="P58">std <text:s text:c="28"/>702.272004 <text:s/></text:p>
      <text:p text:style-name="P58">min <text:s text:c="28"/>100.000000 <text:s/></text:p>
      <text:p text:style-name="P58">25% <text:s text:c="28"/>500.000000 <text:s/></text:p>
      <text:p text:style-name="P58">50% <text:s text:c="27"/>1000.000000 <text:s/></text:p>
      <text:p text:style-name="P58">75% <text:s text:c="27"/>1500.000000 <text:s/></text:p>
      <text:p text:style-name="P58">max <text:s text:c="27"/>4000.000000 <text:s/></text:p>
      <text:p text:style-name="P57"/>
      <text:p text:style-name="P58"><text:s text:c="7"/>Gastosenrecreacionpersonal <text:s/>Otrosgastospersonal <text:s/>Totalegresospersonal <text:s/>\</text:p>
      <text:p text:style-name="P58">count <text:s text:c="17"/>190.000000 <text:s text:c="10"/>190.000000 <text:s text:c="11"/>190.000000 <text:s text:c="2"/></text:p>
      <text:p text:style-name="P58">mean <text:s text:c="18"/>274.315789 <text:s text:c="10"/>326.500000 <text:s text:c="10"/>4891.794737 <text:s text:c="2"/></text:p>
      <text:p text:style-name="P58">std <text:s text:c="19"/>446.952414 <text:s text:c="10"/>861.794601 <text:s text:c="10"/>4431.362572 <text:s text:c="2"/></text:p>
      <text:p text:style-name="P58">min <text:s text:c="21"/>0.000000 <text:s text:c="12"/>0.000000 <text:s text:c="10"/>1300.000000 <text:s text:c="2"/></text:p>
      <text:p text:style-name="P58">25% <text:s text:c="21"/>0.000000 <text:s text:c="12"/>0.000000 <text:s text:c="10"/>2512.500000 <text:s text:c="2"/></text:p>
      <text:p text:style-name="P58">50% <text:s text:c="21"/>0.000000 <text:s text:c="10"/>200.000000 <text:s text:c="10"/>3500.000000 <text:s text:c="2"/></text:p>
      <text:p text:style-name="P58">75% <text:s text:c="19"/>500.000000 <text:s text:c="10"/>300.000000 <text:s text:c="10"/>6000.000000 <text:s text:c="2"/></text:p>
      <text:p text:style-name="P58">max <text:s text:c="18"/>2500.000000 <text:s text:c="8"/>10900.000000 <text:s text:c="9"/>47500.000000 <text:s text:c="2"/></text:p>
      <text:p text:style-name="P58"/>
      <text:p text:style-name="P58"><text:s text:c="7"/>Indiquequienessuresponsableeconomico <text:s/>Cargafamiliar <text:s/>\</text:p>
      <text:p text:style-name="P58">count <text:s text:c="27"/>190.000000 <text:s text:c="4"/>190.000000 <text:s text:c="2"/></text:p>
      <text:p text:style-name="P58">mean <text:s text:c="30"/>4.121053 <text:s text:c="6"/>3.121053 <text:s text:c="2"/></text:p>
      <text:p text:style-name="P58">std <text:s text:c="31"/>2.662910 <text:s text:c="6"/>1.264526 <text:s text:c="2"/></text:p>
      <text:p text:style-name="P58">min <text:s text:c="31"/>0.000000 <text:s text:c="6"/>1.000000 <text:s text:c="2"/></text:p>
      <text:p text:style-name="P58">25% <text:s text:c="31"/>3.000000 <text:s text:c="6"/>2.000000 <text:s text:c="2"/></text:p>
      <text:p text:style-name="P58">50% <text:s text:c="31"/>3.000000 <text:s text:c="6"/>3.000000 <text:s text:c="2"/></text:p>
      <text:p text:style-name="P58">75% <text:s text:c="31"/>5.000000 <text:s text:c="6"/>4.000000 <text:s text:c="2"/></text:p>
      <text:p text:style-name="P58">max <text:s text:c="30"/>26.000000 <text:s text:c="6"/>8.000000 <text:s text:c="2"/></text:p>
      <text:p text:style-name="P58"/>
      <text:p text:style-name="P58"><text:s text:c="7"/>Ingresomensualdesuresponsableeconomico <text:s/>Otrosingresos <text:s/>Totaldeingresos <text:s/>\</text:p>
      <text:p text:style-name="P58">count <text:s text:c="29"/>190.000000 <text:s text:c="4"/>190.000000 <text:s text:c="6"/>190.000000 <text:s text:c="2"/></text:p>
      <text:p text:style-name="P58">mean <text:s text:c="27"/>109635.059526 <text:s text:c="3"/>2250.997263 <text:s text:c="3"/>111886.056789 <text:s text:c="2"/></text:p>
      <text:p text:style-name="P58">std <text:s text:c="28"/>765604.138161 <text:s text:c="3"/>3273.834547 <text:s text:c="3"/>765568.465509 <text:s text:c="2"/></text:p>
      <text:p text:style-name="P58">min <text:s text:c="33"/>0.000000 <text:s text:c="6"/>0.000000 <text:s text:c="8"/>0.000000 <text:s text:c="2"/></text:p>
      <text:p text:style-name="P58">25% <text:s text:c="30"/>6275.000000 <text:s text:c="6"/>0.000000 <text:s text:c="5"/>7500.000000 <text:s text:c="2"/></text:p>
      <text:p text:style-name="P58">50% <text:s text:c="30"/>8450.000000 <text:s text:c="6"/>0.000000 <text:s text:c="4"/>10411.500000 <text:s text:c="2"/></text:p>
      <text:p text:style-name="P58">75% <text:s text:c="29"/>12347.735000 <text:s text:c="3"/>4000.000000 <text:s text:c="4"/>15787.250000 <text:s text:c="2"/></text:p>
      <text:p text:style-name="P58">max <text:s text:c="27"/>8773759.000000 <text:s text:c="2"/>17879.000000 <text:s text:c="2"/>8775759.000000 <text:s text:c="2"/></text:p>
      <text:p text:style-name="P58"/>
      <text:p text:style-name="P58"><text:s text:c="7"/>Gastosenviviendadesusresponsableseconomicos <text:s/>\</text:p>
      <text:p text:style-name="P58">count <text:s text:c="34"/>190.000000 <text:s text:c="2"/></text:p>
      <text:p text:style-name="P58">mean <text:s text:c="34"/>3161.957895 <text:s text:c="2"/></text:p>
      <text:p text:style-name="P58">std <text:s text:c="34"/>38617.901371 <text:s text:c="2"/></text:p>
      <text:p text:style-name="P58">min <text:s text:c="38"/>0.000000 <text:s text:c="2"/></text:p>
      <text:p text:style-name="P58">25% <text:s text:c="38"/>0.000000 <text:s text:c="2"/></text:p>
      <text:p text:style-name="P58">50% <text:s text:c="38"/>0.000000 <text:s text:c="2"/></text:p>
      <text:p text:style-name="P58">75% <text:s text:c="38"/>0.000000 <text:s text:c="2"/></text:p>
      <text:p text:style-name="P58">max <text:s text:c="33"/>532498.000000 <text:s text:c="2"/></text:p>
      <text:p text:style-name="P58"/>
      <text:p text:style-name="P58"><text:soft-page-break/><text:s text:c="7"/>Gastosenalimentaciondesusresponsableseconomicos <text:s/></text:p>
      <text:p text:style-name="P58">count <text:s text:c="38"/>190.000000 <text:s/></text:p>
      <text:p text:style-name="P58">mean <text:s text:c="38"/>6113.068421 <text:s/></text:p>
      <text:p text:style-name="P58">std <text:s text:c="39"/>4402.714218 <text:s/></text:p>
      <text:p text:style-name="P58">min <text:s text:c="42"/>0.000000 <text:s/></text:p>
      <text:p text:style-name="P58">25% <text:s text:c="39"/>3500.000000 <text:s/></text:p>
      <text:p text:style-name="P58">50% <text:s text:c="39"/>5000.000000 <text:s/></text:p>
      <text:p text:style-name="P58">75% <text:s text:c="39"/>8000.000000 <text:s/></text:p>
      <text:p text:style-name="P58">max <text:s text:c="38"/>36000.000000 </text:p>
      <text:p text:style-name="P58"/>
      <text:p text:style-name="P58"><text:s/>Gastosentransportedesusresponsableseconomicos <text:s/>\</text:p>
      <text:p text:style-name="P58">count <text:s text:c="36"/>190.000000 <text:s text:c="2"/></text:p>
      <text:p text:style-name="P58">mean <text:s text:c="36"/>1326.778947 <text:s text:c="2"/></text:p>
      <text:p text:style-name="P58">std <text:s text:c="37"/>1526.241052 <text:s text:c="2"/></text:p>
      <text:p text:style-name="P58">min <text:s text:c="40"/>0.000000 <text:s text:c="2"/></text:p>
      <text:p text:style-name="P58">25% <text:s text:c="38"/>500.000000 <text:s text:c="2"/></text:p>
      <text:p text:style-name="P58">50% <text:s text:c="37"/>1000.000000 <text:s text:c="2"/></text:p>
      <text:p text:style-name="P58">75% <text:s text:c="37"/>2000.000000 <text:s text:c="2"/></text:p>
      <text:p text:style-name="P58">max <text:s text:c="36"/>12960.000000 <text:s text:c="2"/></text:p>
      <text:p text:style-name="P58"/>
      <text:p text:style-name="P58"><text:s text:c="7"/>Gastosmedicosdesusresponsableseconomicos <text:s/>\</text:p>
      <text:p text:style-name="P58">count <text:s text:c="31"/>190.000000 <text:s text:c="2"/></text:p>
      <text:p text:style-name="P58">mean <text:s text:c="31"/>1364.497474 <text:s text:c="2"/></text:p>
      <text:p text:style-name="P58">std <text:s text:c="32"/>1787.681958 <text:s text:c="2"/></text:p>
      <text:p text:style-name="P58">min <text:s text:c="35"/>0.000000 <text:s text:c="2"/></text:p>
      <text:p text:style-name="P58">25% <text:s text:c="35"/>0.000000 <text:s text:c="2"/></text:p>
      <text:p text:style-name="P58">50% <text:s text:c="32"/>1000.000000 <text:s text:c="2"/></text:p>
      <text:p text:style-name="P58">75% <text:s text:c="32"/>2000.000000 <text:s text:c="2"/></text:p>
      <text:p text:style-name="P58">max <text:s text:c="31"/>12000.000000 <text:s text:c="2"/></text:p>
      <text:p text:style-name="P58"/>
      <text:p text:style-name="P58"><text:s text:c="7"/>Gastosodontologicosdesusresponsableseconomicos <text:s/>\</text:p>
      <text:p text:style-name="P58">count <text:s text:c="37"/>190.000000 <text:s text:c="2"/></text:p>
      <text:p text:style-name="P58">mean <text:s text:c="38"/>357.473684 <text:s text:c="2"/></text:p>
      <text:p text:style-name="P58">std <text:s text:c="39"/>829.479302 <text:s text:c="2"/></text:p>
      <text:p text:style-name="P58">min <text:s text:c="41"/>0.000000 <text:s text:c="2"/></text:p>
      <text:p text:style-name="P58">25% <text:s text:c="41"/>0.000000 <text:s text:c="2"/></text:p>
      <text:p text:style-name="P58">50% <text:s text:c="41"/>0.000000 <text:s text:c="2"/></text:p>
      <text:p text:style-name="P58">75% <text:s text:c="41"/>0.000000 <text:s text:c="2"/></text:p>
      <text:p text:style-name="P58">max <text:s text:c="38"/>5000.000000 <text:s text:c="2"/></text:p>
      <text:p text:style-name="P58"/>
      <text:p text:style-name="P58"><text:s text:c="7"/>Gastoseducativosdesusresponsableseconomicos <text:s/>\</text:p>
      <text:p text:style-name="P58">count <text:s text:c="34"/>190.000000 <text:s text:c="2"/></text:p>
      <text:p text:style-name="P58">mean <text:s text:c="35"/>954.600000 <text:s text:c="2"/></text:p>
      <text:p text:style-name="P58">std <text:s text:c="35"/>1640.818394 <text:s text:c="2"/></text:p>
      <text:p text:style-name="P58">min <text:s text:c="38"/>0.000000 <text:s text:c="2"/></text:p>
      <text:p text:style-name="P58">25% <text:s text:c="38"/>0.000000 <text:s text:c="2"/></text:p>
      <text:p text:style-name="P58">50% <text:s text:c="38"/>0.000000 <text:s text:c="2"/></text:p>
      <text:p text:style-name="P58">75% <text:s text:c="35"/>1500.000000 <text:s text:c="2"/></text:p>
      <text:p text:style-name="P58">max <text:s text:c="34"/>10000.000000 <text:s text:c="2"/></text:p>
      <text:p text:style-name="P58"><text:soft-page-break/></text:p>
      <text:p text:style-name="P58"><text:s text:c="7"/>Gastosenserviciospublicosdeagualuztelefonoygasdesusresponsableseconomicos <text:s/>\</text:p>
      <text:p text:style-name="P58">count <text:s text:c="40"/>190.000000 <text:s text:c="26"/></text:p>
      <text:p text:style-name="P58">mean <text:s text:c="41"/>770.700000 <text:s text:c="26"/></text:p>
      <text:p text:style-name="P58">std <text:s text:c="42"/>768.695686 <text:s text:c="26"/></text:p>
      <text:p text:style-name="P58">min <text:s text:c="44"/>0.000000 <text:s text:c="26"/></text:p>
      <text:p text:style-name="P58">25% <text:s text:c="42"/>300.000000 <text:s text:c="26"/></text:p>
      <text:p text:style-name="P58">50% <text:s text:c="42"/>600.000000 <text:s text:c="26"/></text:p>
      <text:p text:style-name="P58">75% <text:s text:c="41"/>1000.000000 <text:s text:c="26"/></text:p>
      <text:p text:style-name="P58">max <text:s text:c="41"/>5650.000000 <text:s text:c="26"/></text:p>
      <text:p text:style-name="P58"/>
      <text:p text:style-name="P58"><text:s text:c="7"/>Condominiodesusresponsableseconomicos <text:s/>\</text:p>
      <text:p text:style-name="P58">count <text:s text:c="28"/>190.000000 <text:s text:c="2"/></text:p>
      <text:p text:style-name="P58">mean <text:s text:c="29"/>420.686579 <text:s text:c="2"/></text:p>
      <text:p text:style-name="P58">std <text:s text:c="30"/>711.307975 <text:s text:c="2"/></text:p>
      <text:p text:style-name="P58">min <text:s text:c="32"/>0.000000 <text:s text:c="2"/></text:p>
      <text:p text:style-name="P58">25% <text:s text:c="32"/>0.000000 <text:s text:c="2"/></text:p>
      <text:p text:style-name="P58">50% <text:s text:c="32"/>0.000000 <text:s text:c="2"/></text:p>
      <text:p text:style-name="P58">75% <text:s text:c="30"/>500.000000 <text:s text:c="2"/></text:p>
      <text:p text:style-name="P58">max <text:s text:c="29"/>3500.000000 <text:s text:c="2"/></text:p>
      <text:p text:style-name="P58"/>
      <text:p text:style-name="P58"><text:s text:c="7"/>Otrosgastosdesusresponsableseconomicos <text:s/>\</text:p>
      <text:p text:style-name="P58">count <text:s text:c="29"/>190.000000 <text:s text:c="2"/></text:p>
      <text:p text:style-name="P58">mean <text:s text:c="29"/>3432.277684 <text:s text:c="2"/></text:p>
      <text:p text:style-name="P58">std <text:s text:c="29"/>32199.561638 <text:s text:c="2"/></text:p>
      <text:p text:style-name="P58">min <text:s text:c="33"/>0.000000 <text:s text:c="2"/></text:p>
      <text:p text:style-name="P58">25% <text:s text:c="31"/>157.500000 <text:s text:c="2"/></text:p>
      <text:p text:style-name="P58">50% <text:s text:c="31"/>700.000000 <text:s text:c="2"/></text:p>
      <text:p text:style-name="P58">75% <text:s text:c="30"/>1500.000000 <text:s text:c="2"/></text:p>
      <text:p text:style-name="P58">max <text:s text:c="28"/>444482.000000 <text:s text:c="2"/></text:p>
      <text:p text:style-name="P58"/>
      <text:p text:style-name="P58"><text:s text:c="7"/>Totaldeegresosdesusresponsableseconomicos <text:s/>\</text:p>
      <text:p text:style-name="P58">count <text:s text:c="32"/>190.000000 <text:s text:c="2"/></text:p>
      <text:p text:style-name="P58">mean <text:s text:c="31"/>17902.040684 <text:s text:c="2"/></text:p>
      <text:p text:style-name="P58">std <text:s text:c="32"/>52665.489274 <text:s text:c="2"/></text:p>
      <text:p text:style-name="P58">min <text:s text:c="36"/>0.000000 <text:s text:c="2"/></text:p>
      <text:p text:style-name="P58">25% <text:s text:c="33"/>7300.000000 <text:s text:c="2"/></text:p>
      <text:p text:style-name="P58">50% <text:s text:c="32"/>10700.000000 <text:s text:c="2"/></text:p>
      <text:p text:style-name="P58">75% <text:s text:c="32"/>16000.000000 <text:s text:c="2"/></text:p>
      <text:p text:style-name="P58">max <text:s text:c="31"/>581628.450000 <text:s text:c="2"/></text:p>
      <text:p text:style-name="P58"/>
      <text:p text:style-name="P58"><text:s text:c="7"/>DeseamosconocerlaopiniondenuestrosusuariosparamejorarlacalidaddelosserviciosofrecidosporelDptodeTrabajoSocialOBE <text:s/>\</text:p>
      <text:p text:style-name="P58">count <text:s text:c="40"/>190.000000 <text:s text:c="65"/></text:p>
      <text:p text:style-name="P58">mean <text:s text:c="43"/>4.547368 <text:s text:c="65"/></text:p>
      <text:p text:style-name="P58">std <text:s text:c="44"/>0.701750 <text:s text:c="65"/></text:p>
      <text:p text:style-name="P58">min <text:s text:c="44"/>1.000000 <text:s text:c="65"/></text:p>
      <text:p text:style-name="P58">25% <text:s text:c="44"/>4.000000 <text:s text:c="65"/></text:p>
      <text:p text:style-name="P58"><text:soft-page-break/>50% <text:s text:c="44"/>5.000000 <text:s text:c="65"/></text:p>
      <text:p text:style-name="P58">75% <text:s text:c="44"/>5.000000 <text:s text:c="65"/></text:p>
      <text:p text:style-name="P58">max <text:s text:c="44"/>5.000000 <text:s text:c="65"/></text:p>
      <text:p text:style-name="P58"/>
      <text:p text:style-name="P58"><text:s text:c="7"/>Sugerenciasyrecomendacionesparamejorarnuestraatencion <text:s/></text:p>
      <text:p text:style-name="P58">count <text:s text:c="40"/>190.000000 <text:s text:c="5"/></text:p>
      <text:p text:style-name="P58">mean <text:s text:c="42"/>92.468421 <text:s text:c="5"/></text:p>
      <text:p text:style-name="P58">std <text:s text:c="43"/>54.664407 <text:s text:c="5"/></text:p>
      <text:p text:style-name="P58">min <text:s text:c="44"/>0.000000 <text:s text:c="5"/></text:p>
      <text:p text:style-name="P58">25% <text:s text:c="43"/>45.250000 <text:s text:c="5"/></text:p>
      <text:p text:style-name="P58">50% <text:s text:c="43"/>92.500000 <text:s text:c="5"/></text:p>
      <text:p text:style-name="P58">75% <text:s text:c="42"/>139.750000 <text:s text:c="5"/></text:p>
      <text:p text:style-name="P58">max <text:s text:c="42"/>186.000000 <text:s text:c="4"/></text:p>
      <text:p text:style-name="P57"/>
      <text:p text:style-name="P57"/>
      <text:p text:style-name="P57"/>
      <text:p text:style-name="P57"/>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1:31:20.601175391</meta:creation-date>
    <dc:date>2016-01-08T21:55:52.413090479</dc:date>
    <meta:editing-duration>PT5H56M36S</meta:editing-duration>
    <meta:editing-cycles>40</meta:editing-cycles>
    <meta:generator>LibreOffice/4.2.8.2$Linux_x86 LibreOffice_project/420m0$Build-2</meta:generator>
    <meta:document-statistic meta:table-count="0" meta:image-count="0" meta:object-count="0" meta:page-count="17" meta:paragraph-count="533" meta:word-count="3267" meta:character-count="45063" meta:non-whitespace-character-count="25262"/>
  </office:meta>
</office:document-meta>
</file>